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65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5.904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13.3cm"/>
    </style:style>
    <style:style style:name="co12" style:family="table-column">
      <style:table-column-properties fo:break-before="auto" style:column-width="6.812cm"/>
    </style:style>
    <style:style style:name="co13" style:family="table-column">
      <style:table-column-properties fo:break-before="auto" style:column-width="7.165cm"/>
    </style:style>
    <style:style style:name="co14" style:family="table-column">
      <style:table-column-properties fo:break-before="auto" style:column-width="6.13cm"/>
    </style:style>
    <style:style style:name="co15" style:family="table-column">
      <style:table-column-properties fo:break-before="auto" style:column-width="12.744cm"/>
    </style:style>
    <style:style style:name="co16" style:family="table-column">
      <style:table-column-properties fo:break-before="auto" style:column-width="6.937cm"/>
    </style:style>
    <style:style style:name="co17" style:family="table-column">
      <style:table-column-properties fo:break-before="auto" style:column-width="6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52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number-columns-repeated="6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number-columns-repeated="1010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13"/>
          <table:table-cell table:style-name="ce17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9" calcext:value-type="float">
            <text:p>0,9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13"/>
          <table:table-cell table:style-name="ce17" office:value-type="string" calcext:value-type="string">
            <text:p>DateTim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Conten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718" calcext:value-type="float">
            <text:p>7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office:value-type="float" office:value="4.07295905749943" calcext:value-type="float">
            <text:p>4,0729590574994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office:value-type="float" office:value="5453.59345353536" calcext:value-type="float">
            <text:p>5453,593453535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office:value-type="float" office:value="19583145" calcext:value-type="float">
            <text:p>1958314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office:value-type="float" office:value="8210.82533497611" calcext:value-type="float">
            <text:p>8210,8253349761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office:value-type="float" office:value="67417652.6814856" calcext:value-type="float">
            <text:p>67417652,681485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style-name="ce8" office:value-type="date" office:date-value="2016-02-04T02:22:05.13" calcext:value-type="date">
            <text:p>2016-02-04 02:22:0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style-name="ce8" office:value-type="date" office:date-value="2015-12-03T14:37:47.61" calcext:value-type="date">
            <text:p>2015-12-03 14:37:4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office:value-type="float" office:value="9.39165234706813" calcext:value-type="float">
            <text:p>9,3916523470681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17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.96092836626156" calcext:value-type="float">
            <text:p>3,96092836626156</text:p>
          </table:table-cell>
          <table:table-cell office:value-type="float" office:value="5.12373392604466" calcext:value-type="float">
            <text:p>5,12373392604466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605449041372" calcext:value-type="float">
            <text:p>18,060544904137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414925503447" calcext:value-type="float">
            <text:p>15,2414925503447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303095162212" calcext:value-type="float">
            <text:p>232,30309516221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1" calcext:value-type="float">
            <text:p>99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1.6044399596367" calcext:value-type="float">
            <text:p>51,6044399596367</text:p>
          </table:table-cell>
          <table:table-cell office:value-type="float" office:value="160.714429868819" calcext:value-type="float">
            <text:p>160,714429868819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86454521797202" calcext:value-type="float">
            <text:p>8,86454521797202</text:p>
          </table:table-cell>
          <table:table-cell office:value-type="float" office:value="74.5339382781438" calcext:value-type="float">
            <text:p>74,5339382781438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8.5801619214706" calcext:value-type="float">
            <text:p>78,5801619214706</text:p>
          </table:table-cell>
          <table:table-cell office:value-type="float" office:value="5555.30795525014" calcext:value-type="float">
            <text:p>5555,30795525014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73406709136579" calcext:value-type="float">
            <text:p>1,73406709136579</text:p>
          </table:table-cell>
          <table:table-cell office:value-type="float" office:value="6.22079539056568" calcext:value-type="float">
            <text:p>6,22079539056568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73406709136579" calcext:value-type="float">
            <text:p>1,73406709136579</text:p>
          </table:table-cell>
          <table:table-cell office:value-type="float" office:value="6.33290427464001" calcext:value-type="float">
            <text:p>6,33290427464001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1.6044399596367" calcext:value-type="float">
            <text:p>51,6044399596367</text:p>
          </table:table-cell>
          <table:table-cell office:value-type="float" office:value="160.714429868819" calcext:value-type="float">
            <text:p>160,714429868819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86454521797202" calcext:value-type="float">
            <text:p>8,86454521797202</text:p>
          </table:table-cell>
          <table:table-cell office:value-type="float" office:value="74.5339382781438" calcext:value-type="float">
            <text:p>74,5339382781438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8.5801619214706" calcext:value-type="float">
            <text:p>78,5801619214706</text:p>
          </table:table-cell>
          <table:table-cell office:value-type="float" office:value="5555.30795525014" calcext:value-type="float">
            <text:p>5555,30795525014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30" table:number-columns-repeated="10"/>
          <table:table-cell table:number-columns-repeated="1006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24" office:value-type="string" calcext:value-type="string">
            <text:p>Execution time</text:p>
          </table:table-cell>
          <table:table-cell table:style-name="ce17" table:number-columns-repeated="4"/>
          <table:table-cell table:style-name="ce17" office:value-type="string" calcext:value-type="string">
            <text:p>Call count</text:p>
          </table:table-cell>
          <table:table-cell table:style-name="ce30" table:number-columns-repeated="10"/>
          <table:table-cell table:number-columns-repeated="1006"/>
        </table:table-row>
        <table:table-row table:style-name="ro1">
          <table:table-cell table:style-name="ce5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ce31" table:number-columns-repeated="10"/>
          <table:table-cell table:style-name="Default" table:number-columns-repeated="1006"/>
        </table:table-row>
        <table:table-row table:style-name="ro1">
          <table:table-cell table:style-name="ce23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13.583806" calcext:value-type="float">
            <text:p>1,36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process</text:p>
          </table:table-cell>
          <table:table-cell table:style-name="ce26" office:value-type="float" office:value="3.91385" calcext:value-type="float">
            <text:p>3,91E+00</text:p>
          </table:table-cell>
          <table:table-cell table:style-name="ce26" office:value-type="float" office:value="3.792415" calcext:value-type="float">
            <text:p>3,79E+00</text:p>
          </table:table-cell>
          <table:table-cell table:style-name="ce26" office:value-type="float" office:value="3.442864" calcext:value-type="float">
            <text:p>3,44E+00</text:p>
          </table:table-cell>
          <table:table-cell table:style-name="ce26" office:value-type="float" office:value="4.020531" calcext:value-type="float">
            <text:p>4,02E+00</text:p>
          </table:table-cell>
          <table:table-cell table:style-name="ce26" office:value-type="float" office:value="0.307383531017847" calcext:value-type="float">
            <text:p>3,07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process</text:p>
          </table:table-cell>
          <table:table-cell table:number-columns-repeated="4" table:style-name="ce26" office:value-type="float" office:value="2.058568" calcext:value-type="float">
            <text:p>2,0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0.892488" calcext:value-type="float">
            <text:p>8,92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get words length statistics</text:p>
          </table:table-cell>
          <table:table-cell table:style-name="ce26" office:value-type="float" office:value="0.827034" calcext:value-type="float">
            <text:p>8,27E-01</text:p>
          </table:table-cell>
          <table:table-cell table:style-name="ce26" office:value-type="float" office:value="0.818332333333333" calcext:value-type="float">
            <text:p>8,18E-01</text:p>
          </table:table-cell>
          <table:table-cell table:style-name="ce26" office:value-type="float" office:value="0.792967" calcext:value-type="float">
            <text:p>7,93E-01</text:p>
          </table:table-cell>
          <table:table-cell table:style-name="ce26" office:value-type="float" office:value="0.834996" calcext:value-type="float">
            <text:p>8,35E-01</text:p>
          </table:table-cell>
          <table:table-cell table:style-name="ce26" office:value-type="float" office:value="0.0223248395813572" calcext:value-type="float">
            <text:p>2,23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get message length statistics</text:p>
          </table:table-cell>
          <table:table-cell table:style-name="ce26" office:value-type="float" office:value="0.808479" calcext:value-type="float">
            <text:p>8,08E-01</text:p>
          </table:table-cell>
          <table:table-cell table:style-name="ce26" office:value-type="float" office:value="0.83381" calcext:value-type="float">
            <text:p>8,34E-01</text:p>
          </table:table-cell>
          <table:table-cell table:style-name="ce26" office:value-type="float" office:value="0.808414" calcext:value-type="float">
            <text:p>8,08E-01</text:p>
          </table:table-cell>
          <table:table-cell table:style-name="ce26" office:value-type="float" office:value="0.884537" calcext:value-type="float">
            <text:p>8,85E-01</text:p>
          </table:table-cell>
          <table:table-cell table:style-name="ce26" office:value-type="float" office:value="0.0439308826795001" calcext:value-type="float">
            <text:p>4,3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Columnstatisticscalculator.calculate number statistics</text:p>
          </table:table-cell>
          <table:table-cell table:style-name="ce26" office:value-type="float" office:value="0.8071495" calcext:value-type="float">
            <text:p>8,07E-01</text:p>
          </table:table-cell>
          <table:table-cell table:style-name="ce26" office:value-type="float" office:value="0.8185184" calcext:value-type="float">
            <text:p>8,19E-01</text:p>
          </table:table-cell>
          <table:table-cell table:style-name="ce26" office:value-type="float" office:value="0.780815" calcext:value-type="float">
            <text:p>7,81E-01</text:p>
          </table:table-cell>
          <table:table-cell table:style-name="ce26" office:value-type="float" office:value="0.892475" calcext:value-type="float">
            <text:p>8,92E-01</text:p>
          </table:table-cell>
          <table:table-cell table:style-name="ce26" office:value-type="float" office:value="0.0378190991966287" calcext:value-type="float">
            <text:p>3,78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get count blank spaces statistics</text:p>
          </table:table-cell>
          <table:table-cell table:style-name="ce26" office:value-type="float" office:value="0.804312" calcext:value-type="float">
            <text:p>8,04E-01</text:p>
          </table:table-cell>
          <table:table-cell table:style-name="ce26" office:value-type="float" office:value="0.812286666666667" calcext:value-type="float">
            <text:p>8,12E-01</text:p>
          </table:table-cell>
          <table:table-cell table:style-name="ce26" office:value-type="float" office:value="0.794566" calcext:value-type="float">
            <text:p>7,95E-01</text:p>
          </table:table-cell>
          <table:table-cell table:style-name="ce26" office:value-type="float" office:value="0.837982" calcext:value-type="float">
            <text:p>8,38E-01</text:p>
          </table:table-cell>
          <table:table-cell table:style-name="ce26" office:value-type="float" office:value="0.0227801173248369" calcext:value-type="float">
            <text:p>2,28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Columnstatisticscalculator.calculate average count</text:p>
          </table:table-cell>
          <table:table-cell table:style-name="ce26" office:value-type="float" office:value="0.2394215" calcext:value-type="float">
            <text:p>2,39E-01</text:p>
          </table:table-cell>
          <table:table-cell table:style-name="ce26" office:value-type="float" office:value="0.2324926" calcext:value-type="float">
            <text:p>2,32E-01</text:p>
          </table:table-cell>
          <table:table-cell table:style-name="ce26" office:value-type="float" office:value="0.209876" calcext:value-type="float">
            <text:p>2,10E-01</text:p>
          </table:table-cell>
          <table:table-cell table:style-name="ce26" office:value-type="float" office:value="0.244067" calcext:value-type="float">
            <text:p>2,44E-01</text:p>
          </table:table-cell>
          <table:table-cell table:style-name="ce26" office:value-type="float" office:value="0.0138012776316784" calcext:value-type="float">
            <text:p>1,38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Columnstatisticscalculator.calculate min max</text:p>
          </table:table-cell>
          <table:table-cell table:style-name="ce26" office:value-type="float" office:value="0.234984" calcext:value-type="float">
            <text:p>2,35E-01</text:p>
          </table:table-cell>
          <table:table-cell table:style-name="ce26" office:value-type="float" office:value="0.232140181818182" calcext:value-type="float">
            <text:p>2,32E-01</text:p>
          </table:table-cell>
          <table:table-cell table:style-name="ce26" office:value-type="float" office:value="0.213871" calcext:value-type="float">
            <text:p>2,14E-01</text:p>
          </table:table-cell>
          <table:table-cell table:style-name="ce26" office:value-type="float" office:value="0.244015" calcext:value-type="float">
            <text:p>2,44E-01</text:p>
          </table:table-cell>
          <table:table-cell table:style-name="ce26" office:value-type="float" office:value="0.0097958738233828" calcext:value-type="float">
            <text:p>9,80E-03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0.233809" calcext:value-type="float">
            <text:p>2,34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Columnstatisticscalculator.calculate variance</text:p>
          </table:table-cell>
          <table:table-cell table:style-name="ce26" office:value-type="float" office:value="0.232898" calcext:value-type="float">
            <text:p>2,33E-01</text:p>
          </table:table-cell>
          <table:table-cell table:style-name="ce26" office:value-type="float" office:value="0.231713" calcext:value-type="float">
            <text:p>2,32E-01</text:p>
          </table:table-cell>
          <table:table-cell table:style-name="ce26" office:value-type="float" office:value="0.216235" calcext:value-type="float">
            <text:p>2,16E-01</text:p>
          </table:table-cell>
          <table:table-cell table:style-name="ce26" office:value-type="float" office:value="0.240717" calcext:value-type="float">
            <text:p>2,41E-01</text:p>
          </table:table-cell>
          <table:table-cell table:style-name="ce26" office:value-type="float" office:value="0.00759836692980801" calcext:value-type="float">
            <text:p>7,60E-03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229852" calcext:value-type="float">
            <text:p>2,30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words entropy</text:p>
          </table:table-cell>
          <table:table-cell table:style-name="ce26" office:value-type="float" office:value="0.221997" calcext:value-type="float">
            <text:p>2,22E-01</text:p>
          </table:table-cell>
          <table:table-cell table:style-name="ce26" office:value-type="float" office:value="0.188638666666667" calcext:value-type="float">
            <text:p>1,89E-01</text:p>
          </table:table-cell>
          <table:table-cell table:style-name="ce26" office:value-type="float" office:value="0.121805" calcext:value-type="float">
            <text:p>1,22E-01</text:p>
          </table:table-cell>
          <table:table-cell table:style-name="ce26" office:value-type="float" office:value="0.222114" calcext:value-type="float">
            <text:p>2,22E-01</text:p>
          </table:table-cell>
          <table:table-cell table:style-name="ce26" office:value-type="float" office:value="0.0578796827248848" calcext:value-type="float">
            <text:p>5,7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messages entropy</text:p>
          </table:table-cell>
          <table:table-cell table:style-name="ce26" office:value-type="float" office:value="0.218558" calcext:value-type="float">
            <text:p>2,19E-01</text:p>
          </table:table-cell>
          <table:table-cell table:style-name="ce26" office:value-type="float" office:value="0.192638" calcext:value-type="float">
            <text:p>1,93E-01</text:p>
          </table:table-cell>
          <table:table-cell table:style-name="ce26" office:value-type="float" office:value="0.13653" calcext:value-type="float">
            <text:p>1,37E-01</text:p>
          </table:table-cell>
          <table:table-cell table:style-name="ce26" office:value-type="float" office:value="0.222826" calcext:value-type="float">
            <text:p>2,23E-01</text:p>
          </table:table-cell>
          <table:table-cell table:style-name="ce26" office:value-type="float" office:value="0.0486377909037818" calcext:value-type="float">
            <text:p>4,86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distinct words count</text:p>
          </table:table-cell>
          <table:table-cell table:style-name="ce26" office:value-type="float" office:value="0.200946" calcext:value-type="float">
            <text:p>2,01E-01</text:p>
          </table:table-cell>
          <table:table-cell table:style-name="ce26" office:value-type="float" office:value="0.196823" calcext:value-type="float">
            <text:p>1,97E-01</text:p>
          </table:table-cell>
          <table:table-cell table:style-name="ce26" office:value-type="float" office:value="0.160625" calcext:value-type="float">
            <text:p>1,61E-01</text:p>
          </table:table-cell>
          <table:table-cell table:style-name="ce26" office:value-type="float" office:value="0.228898" calcext:value-type="float">
            <text:p>2,29E-01</text:p>
          </table:table-cell>
          <table:table-cell table:style-name="ce26" office:value-type="float" office:value="0.0343227326854958" calcext:value-type="float">
            <text:p>3,43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distinct characters count</text:p>
          </table:table-cell>
          <table:table-cell table:style-name="ce26" office:value-type="float" office:value="0.199004" calcext:value-type="float">
            <text:p>1,99E-01</text:p>
          </table:table-cell>
          <table:table-cell table:style-name="ce26" office:value-type="float" office:value="0.198958" calcext:value-type="float">
            <text:p>1,99E-01</text:p>
          </table:table-cell>
          <table:table-cell table:style-name="ce26" office:value-type="float" office:value="0.177163" calcext:value-type="float">
            <text:p>1,77E-01</text:p>
          </table:table-cell>
          <table:table-cell table:style-name="ce26" office:value-type="float" office:value="0.220707" calcext:value-type="float">
            <text:p>2,21E-01</text:p>
          </table:table-cell>
          <table:table-cell table:style-name="ce26" office:value-type="float" office:value="0.0217720364458633" calcext:value-type="float">
            <text:p>2,18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Columnstatisticscalculator.calculate entropy</text:p>
          </table:table-cell>
          <table:table-cell table:style-name="ce26" office:value-type="float" office:value="0.190102" calcext:value-type="float">
            <text:p>1,90E-01</text:p>
          </table:table-cell>
          <table:table-cell table:style-name="ce26" office:value-type="float" office:value="0.191310818181818" calcext:value-type="float">
            <text:p>1,91E-01</text:p>
          </table:table-cell>
          <table:table-cell table:style-name="ce26" office:value-type="float" office:value="0.121768" calcext:value-type="float">
            <text:p>1,22E-01</text:p>
          </table:table-cell>
          <table:table-cell table:style-name="ce26" office:value-type="float" office:value="0.229812" calcext:value-type="float">
            <text:p>2,30E-01</text:p>
          </table:table-cell>
          <table:table-cell table:style-name="ce26" office:value-type="float" office:value="0.0367107609940687" calcext:value-type="float">
            <text:p>3,67E-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characters entropy</text:p>
          </table:table-cell>
          <table:table-cell table:style-name="ce26" office:value-type="float" office:value="0.190036" calcext:value-type="float">
            <text:p>1,90E-01</text:p>
          </table:table-cell>
          <table:table-cell table:style-name="ce26" office:value-type="float" office:value="0.183903666666667" calcext:value-type="float">
            <text:p>1,84E-01</text:p>
          </table:table-cell>
          <table:table-cell table:style-name="ce26" office:value-type="float" office:value="0.171539" calcext:value-type="float">
            <text:p>1,72E-01</text:p>
          </table:table-cell>
          <table:table-cell table:style-name="ce26" office:value-type="float" office:value="0.190136" calcext:value-type="float">
            <text:p>1,90E-01</text:p>
          </table:table-cell>
          <table:table-cell table:style-name="ce26" office:value-type="float" office:value="0.0107082321759165" calcext:value-type="float">
            <text:p>1,0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0.179454" calcext:value-type="float">
            <text:p>1,7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158909" calcext:value-type="float">
            <text:p>1,5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distinct messages count</text:p>
          </table:table-cell>
          <table:table-cell table:style-name="ce26" office:value-type="float" office:value="0.14592" calcext:value-type="float">
            <text:p>1,46E-01</text:p>
          </table:table-cell>
          <table:table-cell table:style-name="ce26" office:value-type="float" office:value="0.121512333333333" calcext:value-type="float">
            <text:p>1,22E-01</text:p>
          </table:table-cell>
          <table:table-cell table:style-name="ce26" office:value-type="float" office:value="0.071447" calcext:value-type="float">
            <text:p>7,14E-02</text:p>
          </table:table-cell>
          <table:table-cell table:style-name="ce26" office:value-type="float" office:value="0.14717" calcext:value-type="float">
            <text:p>1,47E-01</text:p>
          </table:table-cell>
          <table:table-cell table:style-name="ce26" office:value-type="float" office:value="0.0433623549445061" calcext:value-type="float">
            <text:p>4,34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074613" calcext:value-type="float">
            <text:p>7,46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074468" calcext:value-type="float">
            <text:p>7,45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null rows count</text:p>
          </table:table-cell>
          <table:table-cell table:style-name="ce26" office:value-type="float" office:value="0.074156" calcext:value-type="float">
            <text:p>7,42E-02</text:p>
          </table:table-cell>
          <table:table-cell table:style-name="ce26" office:value-type="float" office:value="0.0600763333333333" calcext:value-type="float">
            <text:p>6,01E-02</text:p>
          </table:table-cell>
          <table:table-cell table:style-name="ce26" office:value-type="float" office:value="0.030725" calcext:value-type="float">
            <text:p>3,07E-02</text:p>
          </table:table-cell>
          <table:table-cell table:style-name="ce26" office:value-type="float" office:value="0.075348" calcext:value-type="float">
            <text:p>7,53E-02</text:p>
          </table:table-cell>
          <table:table-cell table:style-name="ce26" office:value-type="float" office:value="0.025425986555753" calcext:value-type="float">
            <text:p>2,54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Stringprocessor. calculate not null rows count</text:p>
          </table:table-cell>
          <table:table-cell table:style-name="ce26" office:value-type="float" office:value="0.072133" calcext:value-type="float">
            <text:p>7,21E-02</text:p>
          </table:table-cell>
          <table:table-cell table:style-name="ce26" office:value-type="float" office:value="0.0585573333333333" calcext:value-type="float">
            <text:p>5,86E-02</text:p>
          </table:table-cell>
          <table:table-cell table:style-name="ce26" office:value-type="float" office:value="0.030384" calcext:value-type="float">
            <text:p>3,04E-02</text:p>
          </table:table-cell>
          <table:table-cell table:style-name="ce26" office:value-type="float" office:value="0.073155" calcext:value-type="float">
            <text:p>7,32E-02</text:p>
          </table:table-cell>
          <table:table-cell table:style-name="ce26" office:value-type="float" office:value="0.0244041728877119" calcext:value-type="float">
            <text:p>2,44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table:style-name="ce14" office:value-type="string" calcext:value-type="string">
            <text:p>Tupleprocessor. calculate tuple entropy</text:p>
          </table:table-cell>
          <table:table-cell table:number-columns-repeated="4" table:style-name="ce11" office:value-type="float" office:value="0.000322" calcext:value-type="float">
            <text:p>3,22E-04</text:p>
          </table:table-cell>
          <table:table-cell table:style-name="ce11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ce23" office:value-type="string" calcext:value-type="string">
            <text:p>Columnstatisticscalculator. calculate standard deviation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61" calcext:value-type="float">
            <text:p>6,1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7" calcext:value-type="float">
            <text:p>7,00E-06</text:p>
          </table:table-cell>
          <table:table-cell table:style-name="ce26" office:value-type="float" office:value="0.00000073786478737262" calcext:value-type="float">
            <text:p>7,38E-0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stra de 10e4 files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number-columns-repeated="6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number-columns-repeated="1010" table:default-cell-style-name="ce18"/>
        <table:table-column table:style-name="co6" table:default-cell-style-name="Default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1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09" calcext:value-type="float">
            <text:p>0,09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13"/>
          <table:table-cell table:style-name="ce17" office:value-type="string" calcext:value-type="string">
            <text:p>DateTim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7709" calcext:value-type="float">
            <text:p>770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1" calcext:value-type="float">
            <text:p>999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office:value-type="float" office:value="7.8320491364361" calcext:value-type="float">
            <text:p>7,83204913643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office:value-type="float" office:value="1088.86267287289" calcext:value-type="float">
            <text:p>1088,8626728728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office:value-type="float" office:value="19583146" calcext:value-type="float">
            <text:p>1958314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office:value-type="float" office:value="4220.76215539017" calcext:value-type="float">
            <text:p>4220,7621553901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office:value-type="float" office:value="17814833.1723738" calcext:value-type="float">
            <text:p>17814833,172373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style-name="ce8" office:value-type="date" office:date-value="2016-04-07T12:13:25.71" calcext:value-type="date">
            <text:p>2016-04-07 12:13: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style-name="ce8" office:value-type="date" office:date-value="2015-12-03T14:37:47.61" calcext:value-type="date">
            <text:p>2015-12-03 14:37:4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office:value-type="float" office:value="12.738661044292" calcext:value-type="float">
            <text:p>12,73866104429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.03887810516615" calcext:value-type="float">
            <text:p>4,03887810516615</text:p>
          </table:table-cell>
          <table:table-cell office:value-type="float" office:value="5.16501649526065" calcext:value-type="float">
            <text:p>5,1650164952606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4344910419378" calcext:value-type="float">
            <text:p>9,9434491041937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8438765385463" calcext:value-type="float">
            <text:p>8,8843876538546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323439839646" calcext:value-type="float">
            <text:p>78,932343983964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399" calcext:value-type="float">
            <text:p>7399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146" calcext:value-type="float">
            <text:p>1114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91" calcext:value-type="float">
            <text:p>999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.5443899509559" calcext:value-type="float">
            <text:p>54,5443899509559</text:p>
          </table:table-cell>
          <table:table-cell office:value-type="float" office:value="164.999299369433" calcext:value-type="float">
            <text:p>164,99929936943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4370420845675" calcext:value-type="float">
            <text:p>11,4370420845675</text:p>
          </table:table-cell>
          <table:table-cell office:value-type="float" office:value="55.3633551231408" calcext:value-type="float">
            <text:p>55,363355123140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0.805931644169" calcext:value-type="float">
            <text:p>130,805931644169</text:p>
          </table:table-cell>
          <table:table-cell office:value-type="float" office:value="3065.101090491" calcext:value-type="float">
            <text:p>3065,10109049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92565214265452" calcext:value-type="float">
            <text:p>1,92565214265452</text:p>
          </table:table-cell>
          <table:table-cell office:value-type="float" office:value="11.4421774657765" calcext:value-type="float">
            <text:p>11,442177465776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92565214265452" calcext:value-type="float">
            <text:p>1,92565214265452</text:p>
          </table:table-cell>
          <table:table-cell office:value-type="float" office:value="8.00519172837865" calcext:value-type="float">
            <text:p>8,0051917283786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.5443899509559" calcext:value-type="float">
            <text:p>54,5443899509559</text:p>
          </table:table-cell>
          <table:table-cell office:value-type="float" office:value="164.999299369433" calcext:value-type="float">
            <text:p>164,99929936943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4370420845675" calcext:value-type="float">
            <text:p>11,4370420845675</text:p>
          </table:table-cell>
          <table:table-cell office:value-type="float" office:value="55.3633551231408" calcext:value-type="float">
            <text:p>55,363355123140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0.805931644169" calcext:value-type="float">
            <text:p>130,805931644169</text:p>
          </table:table-cell>
          <table:table-cell office:value-type="float" office:value="3065.101090491" calcext:value-type="float">
            <text:p>3065,10109049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30" table:number-columns-repeated="1016"/>
          <table:table-cell table:style-name="ce31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24" office:value-type="string" calcext:value-type="string">
            <text:p>Execution time</text:p>
          </table:table-cell>
          <table:table-cell table:style-name="ce17" table:number-columns-repeated="4"/>
          <table:table-cell table:style-name="ce17" office:value-type="string" calcext:value-type="string">
            <text:p>Call count</text:p>
          </table:table-cell>
          <table:table-cell table:style-name="ce30" table:number-columns-repeated="1016"/>
          <table:table-cell table:style-name="ce31"/>
        </table:table-row>
        <table:table-row table:style-name="ro1">
          <table:table-cell table:style-name="ce5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15.696608" calcext:value-type="float">
            <text:p>1,57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6" office:value-type="float" office:value="4.052757" calcext:value-type="float">
            <text:p>4,05E+00</text:p>
          </table:table-cell>
          <table:table-cell table:style-name="ce26" office:value-type="float" office:value="4.56231366666667" calcext:value-type="float">
            <text:p>4,56E+00</text:p>
          </table:table-cell>
          <table:table-cell table:style-name="ce26" office:value-type="float" office:value="3.968454" calcext:value-type="float">
            <text:p>3,97E+00</text:p>
          </table:table-cell>
          <table:table-cell table:style-name="ce26" office:value-type="float" office:value="5.66573" calcext:value-type="float">
            <text:p>5,67E+00</text:p>
          </table:table-cell>
          <table:table-cell table:style-name="ce26" office:value-type="float" office:value="0.95651578787406" calcext:value-type="float">
            <text:p>9,57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14" office:value-type="string" calcext:value-type="string">
            <text:p>Timestampprocessor.process</text:p>
          </table:table-cell>
          <table:table-cell table:number-columns-repeated="4" table:style-name="ce11" office:value-type="float" office:value="1.862024" calcext:value-type="float">
            <text:p>1,86E+00</text:p>
          </table:table-cell>
          <table:table-cell table:style-name="ce11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6" office:value-type="float" office:value="0.819275" calcext:value-type="float">
            <text:p>8,19E-01</text:p>
          </table:table-cell>
          <table:table-cell table:style-name="ce26" office:value-type="float" office:value="0.828809333333333" calcext:value-type="float">
            <text:p>8,29E-01</text:p>
          </table:table-cell>
          <table:table-cell table:style-name="ce26" office:value-type="float" office:value="0.812473" calcext:value-type="float">
            <text:p>8,12E-01</text:p>
          </table:table-cell>
          <table:table-cell table:style-name="ce26" office:value-type="float" office:value="0.85468" calcext:value-type="float">
            <text:p>8,55E-01</text:p>
          </table:table-cell>
          <table:table-cell table:style-name="ce26" office:value-type="float" office:value="0.0226613182832185" calcext:value-type="float">
            <text:p>2,2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0.803211" calcext:value-type="float">
            <text:p>8,03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6" office:value-type="float" office:value="0.793143" calcext:value-type="float">
            <text:p>7,93E-01</text:p>
          </table:table-cell>
          <table:table-cell table:style-name="ce26" office:value-type="float" office:value="0.7862707" calcext:value-type="float">
            <text:p>7,86E-01</text:p>
          </table:table-cell>
          <table:table-cell table:style-name="ce26" office:value-type="float" office:value="0.742725" calcext:value-type="float">
            <text:p>7,43E-01</text:p>
          </table:table-cell>
          <table:table-cell table:style-name="ce26" office:value-type="float" office:value="0.845771" calcext:value-type="float">
            <text:p>8,46E-01</text:p>
          </table:table-cell>
          <table:table-cell table:style-name="ce26" office:value-type="float" office:value="0.0345990304939636" calcext:value-type="float">
            <text:p>3,46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6" office:value-type="float" office:value="0.769113" calcext:value-type="float">
            <text:p>7,69E-01</text:p>
          </table:table-cell>
          <table:table-cell table:style-name="ce26" office:value-type="float" office:value="0.783394333333333" calcext:value-type="float">
            <text:p>7,83E-01</text:p>
          </table:table-cell>
          <table:table-cell table:style-name="ce26" office:value-type="float" office:value="0.754733" calcext:value-type="float">
            <text:p>7,55E-01</text:p>
          </table:table-cell>
          <table:table-cell table:style-name="ce26" office:value-type="float" office:value="0.826337" calcext:value-type="float">
            <text:p>8,26E-01</text:p>
          </table:table-cell>
          <table:table-cell table:style-name="ce26" office:value-type="float" office:value="0.0378781013955733" calcext:value-type="float">
            <text:p>3,79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6" office:value-type="float" office:value="0.767287" calcext:value-type="float">
            <text:p>7,67E-01</text:p>
          </table:table-cell>
          <table:table-cell table:style-name="ce26" office:value-type="float" office:value="0.774438" calcext:value-type="float">
            <text:p>7,74E-01</text:p>
          </table:table-cell>
          <table:table-cell table:style-name="ce26" office:value-type="float" office:value="0.760085" calcext:value-type="float">
            <text:p>7,60E-01</text:p>
          </table:table-cell>
          <table:table-cell table:style-name="ce26" office:value-type="float" office:value="0.795942" calcext:value-type="float">
            <text:p>7,96E-01</text:p>
          </table:table-cell>
          <table:table-cell table:style-name="ce26" office:value-type="float" office:value="0.0189679654417652" calcext:value-type="float">
            <text:p>1,90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6" office:value-type="float" office:value="0.574413" calcext:value-type="float">
            <text:p>5,74E-01</text:p>
          </table:table-cell>
          <table:table-cell table:style-name="ce26" office:value-type="float" office:value="0.771430333333333" calcext:value-type="float">
            <text:p>7,71E-01</text:p>
          </table:table-cell>
          <table:table-cell table:style-name="ce26" office:value-type="float" office:value="0.208412" calcext:value-type="float">
            <text:p>2,08E-01</text:p>
          </table:table-cell>
          <table:table-cell table:style-name="ce26" office:value-type="float" office:value="1.531466" calcext:value-type="float">
            <text:p>1,53E+00</text:p>
          </table:table-cell>
          <table:table-cell table:style-name="ce26" office:value-type="float" office:value="0.683176290538784" calcext:value-type="float">
            <text:p>6,83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0.311872" calcext:value-type="float">
            <text:p>3,12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6" office:value-type="float" office:value="0.311002" calcext:value-type="float">
            <text:p>3,11E-01</text:p>
          </table:table-cell>
          <table:table-cell table:style-name="ce26" office:value-type="float" office:value="0.381359" calcext:value-type="float">
            <text:p>3,81E-01</text:p>
          </table:table-cell>
          <table:table-cell table:style-name="ce26" office:value-type="float" office:value="0.167163" calcext:value-type="float">
            <text:p>1,67E-01</text:p>
          </table:table-cell>
          <table:table-cell table:style-name="ce26" office:value-type="float" office:value="0.665912" calcext:value-type="float">
            <text:p>6,66E-01</text:p>
          </table:table-cell>
          <table:table-cell table:style-name="ce26" office:value-type="float" office:value="0.256710385136636" calcext:value-type="float">
            <text:p>2,57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6" office:value-type="float" office:value="0.234952" calcext:value-type="float">
            <text:p>2,35E-01</text:p>
          </table:table-cell>
          <table:table-cell table:style-name="ce26" office:value-type="float" office:value="0.230433" calcext:value-type="float">
            <text:p>2,30E-01</text:p>
          </table:table-cell>
          <table:table-cell table:style-name="ce26" office:value-type="float" office:value="0.147732" calcext:value-type="float">
            <text:p>1,48E-01</text:p>
          </table:table-cell>
          <table:table-cell table:style-name="ce26" office:value-type="float" office:value="0.308615" calcext:value-type="float">
            <text:p>3,09E-01</text:p>
          </table:table-cell>
          <table:table-cell table:style-name="ce26" office:value-type="float" office:value="0.0805366434798471" calcext:value-type="float">
            <text:p>8,05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6" office:value-type="float" office:value="0.233965" calcext:value-type="float">
            <text:p>2,34E-01</text:p>
          </table:table-cell>
          <table:table-cell table:style-name="ce26" office:value-type="float" office:value="0.210985666666667" calcext:value-type="float">
            <text:p>2,11E-01</text:p>
          </table:table-cell>
          <table:table-cell table:style-name="ce26" office:value-type="float" office:value="0.148121" calcext:value-type="float">
            <text:p>1,48E-01</text:p>
          </table:table-cell>
          <table:table-cell table:style-name="ce26" office:value-type="float" office:value="0.250871" calcext:value-type="float">
            <text:p>2,51E-01</text:p>
          </table:table-cell>
          <table:table-cell table:style-name="ce26" office:value-type="float" office:value="0.0550947179440401" calcext:value-type="float">
            <text:p>5,51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6" office:value-type="float" office:value="0.2335685" calcext:value-type="float">
            <text:p>2,34E-01</text:p>
          </table:table-cell>
          <table:table-cell table:style-name="ce26" office:value-type="float" office:value="0.2287913" calcext:value-type="float">
            <text:p>2,29E-01</text:p>
          </table:table-cell>
          <table:table-cell table:style-name="ce26" office:value-type="float" office:value="0.184019" calcext:value-type="float">
            <text:p>1,84E-01</text:p>
          </table:table-cell>
          <table:table-cell table:style-name="ce26" office:value-type="float" office:value="0.237154" calcext:value-type="float">
            <text:p>2,37E-01</text:p>
          </table:table-cell>
          <table:table-cell table:style-name="ce26" office:value-type="float" office:value="0.0159374556246877" calcext:value-type="float">
            <text:p>1,59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6" office:value-type="float" office:value="0.229569" calcext:value-type="float">
            <text:p>2,30E-01</text:p>
          </table:table-cell>
          <table:table-cell table:style-name="ce26" office:value-type="float" office:value="0.226178090909091" calcext:value-type="float">
            <text:p>2,26E-01</text:p>
          </table:table-cell>
          <table:table-cell table:style-name="ce26" office:value-type="float" office:value="0.180327" calcext:value-type="float">
            <text:p>1,80E-01</text:p>
          </table:table-cell>
          <table:table-cell table:style-name="ce26" office:value-type="float" office:value="0.241141" calcext:value-type="float">
            <text:p>2,41E-01</text:p>
          </table:table-cell>
          <table:table-cell table:style-name="ce26" office:value-type="float" office:value="0.0157802361671462" calcext:value-type="float">
            <text:p>1,58E-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0.220914" calcext:value-type="float">
            <text:p>2,21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6" office:value-type="float" office:value="0.22087" calcext:value-type="float">
            <text:p>2,21E-01</text:p>
          </table:table-cell>
          <table:table-cell table:style-name="ce26" office:value-type="float" office:value="0.247873454545455" calcext:value-type="float">
            <text:p>2,48E-01</text:p>
          </table:table-cell>
          <table:table-cell table:style-name="ce26" office:value-type="float" office:value="0.139211" calcext:value-type="float">
            <text:p>1,39E-01</text:p>
          </table:table-cell>
          <table:table-cell table:style-name="ce26" office:value-type="float" office:value="0.66588" calcext:value-type="float">
            <text:p>6,66E-01</text:p>
          </table:table-cell>
          <table:table-cell table:style-name="ce26" office:value-type="float" office:value="0.147733837093175" calcext:value-type="float">
            <text:p>1,48E-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6" office:value-type="float" office:value="0.1970025" calcext:value-type="float">
            <text:p>1,97E-01</text:p>
          </table:table-cell>
          <table:table-cell table:style-name="ce26" office:value-type="float" office:value="0.1971582" calcext:value-type="float">
            <text:p>1,97E-01</text:p>
          </table:table-cell>
          <table:table-cell table:style-name="ce26" office:value-type="float" office:value="0.174315" calcext:value-type="float">
            <text:p>1,74E-01</text:p>
          </table:table-cell>
          <table:table-cell table:style-name="ce26" office:value-type="float" office:value="0.221097" calcext:value-type="float">
            <text:p>2,21E-01</text:p>
          </table:table-cell>
          <table:table-cell table:style-name="ce26" office:value-type="float" office:value="0.0113468397440775" calcext:value-type="float">
            <text:p>1,13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6" office:value-type="float" office:value="0.183051" calcext:value-type="float">
            <text:p>1,83E-01</text:p>
          </table:table-cell>
          <table:table-cell table:style-name="ce26" office:value-type="float" office:value="0.186173" calcext:value-type="float">
            <text:p>1,86E-01</text:p>
          </table:table-cell>
          <table:table-cell table:style-name="ce26" office:value-type="float" office:value="0.139248" calcext:value-type="float">
            <text:p>1,39E-01</text:p>
          </table:table-cell>
          <table:table-cell table:style-name="ce26" office:value-type="float" office:value="0.23622" calcext:value-type="float">
            <text:p>2,36E-01</text:p>
          </table:table-cell>
          <table:table-cell table:style-name="ce26" office:value-type="float" office:value="0.0485613257541431" calcext:value-type="float">
            <text:p>4,86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1706" calcext:value-type="float">
            <text:p>1,71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6" office:value-type="float" office:value="0.132453" calcext:value-type="float">
            <text:p>1,32E-01</text:p>
          </table:table-cell>
          <table:table-cell table:style-name="ce26" office:value-type="float" office:value="0.141113" calcext:value-type="float">
            <text:p>1,41E-01</text:p>
          </table:table-cell>
          <table:table-cell table:style-name="ce26" office:value-type="float" office:value="0.122921" calcext:value-type="float">
            <text:p>1,23E-01</text:p>
          </table:table-cell>
          <table:table-cell table:style-name="ce26" office:value-type="float" office:value="0.167965" calcext:value-type="float">
            <text:p>1,68E-01</text:p>
          </table:table-cell>
          <table:table-cell table:style-name="ce26" office:value-type="float" office:value="0.023737884994245" calcext:value-type="float">
            <text:p>2,3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128149" calcext:value-type="float">
            <text:p>1,28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6" office:value-type="float" office:value="0.060782" calcext:value-type="float">
            <text:p>6,08E-02</text:p>
          </table:table-cell>
          <table:table-cell table:style-name="ce26" office:value-type="float" office:value="0.0589823333333333" calcext:value-type="float">
            <text:p>5,90E-02</text:p>
          </table:table-cell>
          <table:table-cell table:style-name="ce26" office:value-type="float" office:value="0.033411" calcext:value-type="float">
            <text:p>3,34E-02</text:p>
          </table:table-cell>
          <table:table-cell table:style-name="ce26" office:value-type="float" office:value="0.082754" calcext:value-type="float">
            <text:p>8,28E-02</text:p>
          </table:table-cell>
          <table:table-cell table:style-name="ce26" office:value-type="float" office:value="0.0247206798517624" calcext:value-type="float">
            <text:p>2,47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04756" calcext:value-type="float">
            <text:p>4,76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041982" calcext:value-type="float">
            <text:p>4,20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6" office:value-type="float" office:value="0.034299" calcext:value-type="float">
            <text:p>3,43E-02</text:p>
          </table:table-cell>
          <table:table-cell table:style-name="ce26" office:value-type="float" office:value="0.0490006666666667" calcext:value-type="float">
            <text:p>4,90E-02</text:p>
          </table:table-cell>
          <table:table-cell table:style-name="ce26" office:value-type="float" office:value="0.032755" calcext:value-type="float">
            <text:p>3,28E-02</text:p>
          </table:table-cell>
          <table:table-cell table:style-name="ce26" office:value-type="float" office:value="0.079948" calcext:value-type="float">
            <text:p>7,99E-02</text:p>
          </table:table-cell>
          <table:table-cell table:style-name="ce26" office:value-type="float" office:value="0.0268122931569333" calcext:value-type="float">
            <text:p>2,68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000438" calcext:value-type="float">
            <text:p>4,38E-04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6"/>
          <table:table-cell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number-columns-repeated="2" table:style-name="ce26" office:value-type="float" office:value="0.000006" calcext:value-type="float">
            <text:p>6,0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8" calcext:value-type="float">
            <text:p>8,00E-06</text:p>
          </table:table-cell>
          <table:table-cell table:style-name="ce26" office:value-type="float" office:value="0.00000115470053837925" calcext:value-type="float">
            <text:p>1,15E-06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3" table:number-columns-repeated="5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7" table:default-cell-style-name="ce18"/>
        <table:table-column table:style-name="co5" table:default-cell-style-name="ce18"/>
        <table:table-column table:style-name="co6" table:number-columns-repeated="1007" table:default-cell-style-name="ce18"/>
        <table:table-column table:style-name="co6" table:number-columns-repeated="2" table:default-cell-style-name="Default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1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13"/>
          <table:table-cell table:style-name="ce17" office:value-type="string" calcext:value-type="string">
            <text:p>DateTim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53280" calcext:value-type="float">
            <text:p>5328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26" calcext:value-type="float">
            <text:p>999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office:value-type="float" office:value="5.57262836301301" calcext:value-type="float">
            <text:p>5,5726283630130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office:value-type="float" office:value="253.618636987704" calcext:value-type="float">
            <text:p>253,61863698770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office:value-type="float" office:value="1751448823" calcext:value-type="float">
            <text:p>175144882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office:value-type="float" office:value="6403.13037822524" calcext:value-type="float">
            <text:p>6403,1303782252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office:value-type="float" office:value="41000078.6405509" calcext:value-type="float">
            <text:p>41000078,640550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style-name="ce8" office:value-type="date" office:date-value="2016-09-21T22:18:29.91" calcext:value-type="date">
            <text:p>2016-09-21 22:18: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style-name="ce8" office:value-type="date" office:date-value="2015-12-03T14:37:47.61" calcext:value-type="date">
            <text:p>2015-12-03 14:37:4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office:value-type="float" office:value="15.19269042131" calcext:value-type="float">
            <text:p>15,192690421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0131997092211" calcext:value-type="float">
            <text:p>2,00131997092211</text:p>
          </table:table-cell>
          <table:table-cell office:value-type="float" office:value="4.09846690243273" calcext:value-type="float">
            <text:p>4,09846690243273</text:p>
          </table:table-cell>
          <table:table-cell office:value-type="float" office:value="5.13484076429334" calcext:value-type="float">
            <text:p>5,1348407642933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766247022797" calcext:value-type="float">
            <text:p>7,3276624702279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2046998477115" calcext:value-type="float">
            <text:p>6,0204699847711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460588375304" calcext:value-type="float">
            <text:p>36,246058837530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644" calcext:value-type="float">
            <text:p>9364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2422" calcext:value-type="float">
            <text:p>13242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926" calcext:value-type="float">
            <text:p>9992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3002221644" calcext:value-type="float">
            <text:p>4,00003002221644</text:p>
          </table:table-cell>
          <table:table-cell office:value-type="float" office:value="60.999769829674" calcext:value-type="float">
            <text:p>60,999769829674</text:p>
          </table:table-cell>
          <table:table-cell office:value-type="float" office:value="168.75452835098" calcext:value-type="float">
            <text:p>168,7545283509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547917102367828" calcext:value-type="float">
            <text:p>0,005479171023678</text:p>
          </table:table-cell>
          <table:table-cell office:value-type="float" office:value="14.447119512252" calcext:value-type="float">
            <text:p>14,447119512252</text:p>
          </table:table-cell>
          <table:table-cell office:value-type="float" office:value="52.9844263613542" calcext:value-type="float">
            <text:p>52,984426361354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000300213151067157" calcext:value-type="float">
            <text:p>3,00E-05</text:p>
          </table:table-cell>
          <table:table-cell office:value-type="float" office:value="208.719262201292" calcext:value-type="float">
            <text:p>208,719262201292</text:p>
          </table:table-cell>
          <table:table-cell office:value-type="float" office:value="2807.34943684177" calcext:value-type="float">
            <text:p>2807,3494368417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0169933932882942" calcext:value-type="float">
            <text:p>0,001699339328829</text:p>
          </table:table-cell>
          <table:table-cell office:value-type="float" office:value="1.74865396649174" calcext:value-type="float">
            <text:p>1,74865396649174</text:p>
          </table:table-cell>
          <table:table-cell office:value-type="float" office:value="16.1289122507181" calcext:value-type="float">
            <text:p>16,128912250718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0169933932882942" calcext:value-type="float">
            <text:p>0,001699339328829</text:p>
          </table:table-cell>
          <table:table-cell office:value-type="float" office:value="1.74865396649174" calcext:value-type="float">
            <text:p>1,74865396649174</text:p>
          </table:table-cell>
          <table:table-cell office:value-type="float" office:value="9.39159122248182" calcext:value-type="float">
            <text:p>9,3915912224818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3002221644" calcext:value-type="float">
            <text:p>4,00003002221644</text:p>
          </table:table-cell>
          <table:table-cell office:value-type="float" office:value="60.999769829674" calcext:value-type="float">
            <text:p>60,999769829674</text:p>
          </table:table-cell>
          <table:table-cell office:value-type="float" office:value="168.75452835098" calcext:value-type="float">
            <text:p>168,7545283509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547917102367828" calcext:value-type="float">
            <text:p>0,005479171023678</text:p>
          </table:table-cell>
          <table:table-cell office:value-type="float" office:value="14.447119512252" calcext:value-type="float">
            <text:p>14,447119512252</text:p>
          </table:table-cell>
          <table:table-cell office:value-type="float" office:value="52.9844263613542" calcext:value-type="float">
            <text:p>52,984426361354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000300213151067157" calcext:value-type="float">
            <text:p>3,00E-05</text:p>
          </table:table-cell>
          <table:table-cell office:value-type="float" office:value="208.719262201292" calcext:value-type="float">
            <text:p>208,719262201292</text:p>
          </table:table-cell>
          <table:table-cell office:value-type="float" office:value="2807.34943684177" calcext:value-type="float">
            <text:p>2807,349436841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30" table:number-columns-repeated="1015"/>
          <table:table-cell table:style-name="ce31" table:number-columns-repeated="2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24" office:value-type="string" calcext:value-type="string">
            <text:p>Execution time</text:p>
          </table:table-cell>
          <table:table-cell table:style-name="ce17" table:number-columns-repeated="4"/>
          <table:table-cell table:style-name="ce17" office:value-type="string" calcext:value-type="string">
            <text:p>Call count</text:p>
          </table:table-cell>
          <table:table-cell table:style-name="ce30" table:number-columns-repeated="1015"/>
          <table:table-cell table:style-name="ce31" table:number-columns-repeated="2"/>
        </table:table-row>
        <table:table-row table:style-name="ro1">
          <table:table-cell table:style-name="ce5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58.961861" calcext:value-type="float">
            <text:p>5,90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6" office:value-type="float" office:value="11.237146" calcext:value-type="float">
            <text:p>1,12E+01</text:p>
          </table:table-cell>
          <table:table-cell table:style-name="ce26" office:value-type="float" office:value="18.2082786666667" calcext:value-type="float">
            <text:p>1,82E+01</text:p>
          </table:table-cell>
          <table:table-cell table:style-name="ce26" office:value-type="float" office:value="10.957139" calcext:value-type="float">
            <text:p>1,10E+01</text:p>
          </table:table-cell>
          <table:table-cell table:style-name="ce26" office:value-type="float" office:value="32.430551" calcext:value-type="float">
            <text:p>3,24E+01</text:p>
          </table:table-cell>
          <table:table-cell table:style-name="ce26" office:value-type="float" office:value="12.3176448123266" calcext:value-type="float">
            <text:p>1,23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6" office:value-type="float" office:value="5.413181" calcext:value-type="float">
            <text:p>5,41E+00</text:p>
          </table:table-cell>
          <table:table-cell table:style-name="ce26" office:value-type="float" office:value="6.819822" calcext:value-type="float">
            <text:p>6,82E+00</text:p>
          </table:table-cell>
          <table:table-cell table:style-name="ce26" office:value-type="float" office:value="0.557435" calcext:value-type="float">
            <text:p>5,57E-01</text:p>
          </table:table-cell>
          <table:table-cell table:style-name="ce26" office:value-type="float" office:value="14.48885" calcext:value-type="float">
            <text:p>1,45E+01</text:p>
          </table:table-cell>
          <table:table-cell table:style-name="ce26" office:value-type="float" office:value="7.07142560964315" calcext:value-type="float">
            <text:p>7,07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6" office:value-type="float" office:value="4.192773" calcext:value-type="float">
            <text:p>4,19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2.251783" calcext:value-type="float">
            <text:p>2,25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6" office:value-type="float" office:value="2.219223" calcext:value-type="float">
            <text:p>2,22E+00</text:p>
          </table:table-cell>
          <table:table-cell table:style-name="ce26" office:value-type="float" office:value="2.79360833333333" calcext:value-type="float">
            <text:p>2,79E+00</text:p>
          </table:table-cell>
          <table:table-cell table:style-name="ce26" office:value-type="float" office:value="0.27337" calcext:value-type="float">
            <text:p>2,73E-01</text:p>
          </table:table-cell>
          <table:table-cell table:style-name="ce26" office:value-type="float" office:value="5.888232" calcext:value-type="float">
            <text:p>5,89E+00</text:p>
          </table:table-cell>
          <table:table-cell table:style-name="ce26" office:value-type="float" office:value="2.85115901049421" calcext:value-type="float">
            <text:p>2,85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1.257524" calcext:value-type="float">
            <text:p>1,2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6" office:value-type="float" office:value="0.905475" calcext:value-type="float">
            <text:p>9,05E-01</text:p>
          </table:table-cell>
          <table:table-cell table:style-name="ce26" office:value-type="float" office:value="0.890552" calcext:value-type="float">
            <text:p>8,91E-01</text:p>
          </table:table-cell>
          <table:table-cell table:style-name="ce26" office:value-type="float" office:value="0.84494" calcext:value-type="float">
            <text:p>8,45E-01</text:p>
          </table:table-cell>
          <table:table-cell table:style-name="ce26" office:value-type="float" office:value="0.921241" calcext:value-type="float">
            <text:p>9,21E-01</text:p>
          </table:table-cell>
          <table:table-cell table:style-name="ce26" office:value-type="float" office:value="0.0402800520977816" calcext:value-type="float">
            <text:p>4,03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6" office:value-type="float" office:value="0.866846" calcext:value-type="float">
            <text:p>8,67E-01</text:p>
          </table:table-cell>
          <table:table-cell table:style-name="ce26" office:value-type="float" office:value="1.9497715" calcext:value-type="float">
            <text:p>1,95E+00</text:p>
          </table:table-cell>
          <table:table-cell table:style-name="ce26" office:value-type="float" office:value="0.807234" calcext:value-type="float">
            <text:p>8,07E-01</text:p>
          </table:table-cell>
          <table:table-cell table:style-name="ce26" office:value-type="float" office:value="7.324339" calcext:value-type="float">
            <text:p>7,32E+00</text:p>
          </table:table-cell>
          <table:table-cell table:style-name="ce26" office:value-type="float" office:value="2.15644108262625" calcext:value-type="float">
            <text:p>2,16E+00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6" office:value-type="float" office:value="0.83248" calcext:value-type="float">
            <text:p>8,32E-01</text:p>
          </table:table-cell>
          <table:table-cell table:style-name="ce26" office:value-type="float" office:value="2.99518866666667" calcext:value-type="float">
            <text:p>3,00E+00</text:p>
          </table:table-cell>
          <table:table-cell table:style-name="ce26" office:value-type="float" office:value="0.817816" calcext:value-type="float">
            <text:p>8,18E-01</text:p>
          </table:table-cell>
          <table:table-cell table:style-name="ce26" office:value-type="float" office:value="7.33527" calcext:value-type="float">
            <text:p>7,34E+00</text:p>
          </table:table-cell>
          <table:table-cell table:style-name="ce26" office:value-type="float" office:value="3.75862784047388" calcext:value-type="float">
            <text:p>3,76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6" office:value-type="float" office:value="0.825696" calcext:value-type="float">
            <text:p>8,26E-01</text:p>
          </table:table-cell>
          <table:table-cell table:style-name="ce26" office:value-type="float" office:value="1.89245066666667" calcext:value-type="float">
            <text:p>1,89E+00</text:p>
          </table:table-cell>
          <table:table-cell table:style-name="ce26" office:value-type="float" office:value="0.820111" calcext:value-type="float">
            <text:p>8,20E-01</text:p>
          </table:table-cell>
          <table:table-cell table:style-name="ce26" office:value-type="float" office:value="4.031545" calcext:value-type="float">
            <text:p>4,03E+00</text:p>
          </table:table-cell>
          <table:table-cell table:style-name="ce26" office:value-type="float" office:value="1.85251213848394" calcext:value-type="float">
            <text:p>1,85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0.428616" calcext:value-type="float">
            <text:p>4,29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0.351128" calcext:value-type="float">
            <text:p>3,51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6" office:value-type="float" office:value="0.273335" calcext:value-type="float">
            <text:p>2,73E-01</text:p>
          </table:table-cell>
          <table:table-cell table:style-name="ce26" office:value-type="float" office:value="0.985132727272727" calcext:value-type="float">
            <text:p>9,85E-01</text:p>
          </table:table-cell>
          <table:table-cell table:style-name="ce26" office:value-type="float" office:value="0.173734" calcext:value-type="float">
            <text:p>1,74E-01</text:p>
          </table:table-cell>
          <table:table-cell table:style-name="ce26" office:value-type="float" office:value="5.888202" calcext:value-type="float">
            <text:p>5,89E+00</text:p>
          </table:table-cell>
          <table:table-cell table:style-name="ce26" office:value-type="float" office:value="1.73296737079543" calcext:value-type="float">
            <text:p>1,73E+00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6" office:value-type="float" office:value="0.2387555" calcext:value-type="float">
            <text:p>2,39E-01</text:p>
          </table:table-cell>
          <table:table-cell table:style-name="ce26" office:value-type="float" office:value="0.2330162" calcext:value-type="float">
            <text:p>2,33E-01</text:p>
          </table:table-cell>
          <table:table-cell table:style-name="ce26" office:value-type="float" office:value="0.206861" calcext:value-type="float">
            <text:p>2,07E-01</text:p>
          </table:table-cell>
          <table:table-cell table:style-name="ce26" office:value-type="float" office:value="0.256067" calcext:value-type="float">
            <text:p>2,56E-01</text:p>
          </table:table-cell>
          <table:table-cell table:style-name="ce26" office:value-type="float" office:value="0.0184119781350197" calcext:value-type="float">
            <text:p>1,84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231627" calcext:value-type="float">
            <text:p>2,32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6" office:value-type="float" office:value="0.224587" calcext:value-type="float">
            <text:p>2,25E-01</text:p>
          </table:table-cell>
          <table:table-cell table:style-name="ce26" office:value-type="float" office:value="1.51029966666667" calcext:value-type="float">
            <text:p>1,51E+00</text:p>
          </table:table-cell>
          <table:table-cell table:style-name="ce26" office:value-type="float" office:value="0.217746" calcext:value-type="float">
            <text:p>2,18E-01</text:p>
          </table:table-cell>
          <table:table-cell table:style-name="ce26" office:value-type="float" office:value="4.088566" calcext:value-type="float">
            <text:p>4,09E+00</text:p>
          </table:table-cell>
          <table:table-cell table:style-name="ce26" office:value-type="float" office:value="2.2328467623239" calcext:value-type="float">
            <text:p>2,23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14" office:value-type="string" calcext:value-type="string">
            <text:p>Columnstatisticscalculator.calculate average count</text:p>
          </table:table-cell>
          <table:table-cell table:style-name="ce11" office:value-type="float" office:value="0.2155995" calcext:value-type="float">
            <text:p>2,16E-01</text:p>
          </table:table-cell>
          <table:table-cell table:style-name="ce11" office:value-type="float" office:value="0.9616387" calcext:value-type="float">
            <text:p>9,62E-01</text:p>
          </table:table-cell>
          <table:table-cell table:style-name="ce11" office:value-type="float" office:value="0.174043" calcext:value-type="float">
            <text:p>1,74E-01</text:p>
          </table:table-cell>
          <table:table-cell table:style-name="ce11" office:value-type="float" office:value="4.308469" calcext:value-type="float">
            <text:p>4,31E+00</text:p>
          </table:table-cell>
          <table:table-cell table:style-name="ce11" office:value-type="float" office:value="1.5592856298802" calcext:value-type="float">
            <text:p>1,56E+00</text:p>
          </table:table-cell>
          <table:table-cell table:style-name="ce29" office:value-type="float" office:value="10" calcext:value-type="float">
            <text:p>10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6" office:value-type="float" office:value="0.211598" calcext:value-type="float">
            <text:p>2,12E-01</text:p>
          </table:table-cell>
          <table:table-cell table:style-name="ce26" office:value-type="float" office:value="0.435279090909091" calcext:value-type="float">
            <text:p>4,35E-01</text:p>
          </table:table-cell>
          <table:table-cell table:style-name="ce26" office:value-type="float" office:value="0.178694" calcext:value-type="float">
            <text:p>1,79E-01</text:p>
          </table:table-cell>
          <table:table-cell table:style-name="ce26" office:value-type="float" office:value="2.615598" calcext:value-type="float">
            <text:p>2,62E+00</text:p>
          </table:table-cell>
          <table:table-cell table:style-name="ce26" office:value-type="float" office:value="0.724734393997339" calcext:value-type="float">
            <text:p>7,25E-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6" office:value-type="float" office:value="0.179038" calcext:value-type="float">
            <text:p>1,79E-01</text:p>
          </table:table-cell>
          <table:table-cell table:style-name="ce26" office:value-type="float" office:value="0.255172333333333" calcext:value-type="float">
            <text:p>2,55E-01</text:p>
          </table:table-cell>
          <table:table-cell table:style-name="ce26" office:value-type="float" office:value="0.173769" calcext:value-type="float">
            <text:p>1,74E-01</text:p>
          </table:table-cell>
          <table:table-cell table:style-name="ce26" office:value-type="float" office:value="0.41271" calcext:value-type="float">
            <text:p>4,13E-01</text:p>
          </table:table-cell>
          <table:table-cell table:style-name="ce26" office:value-type="float" office:value="0.136457055165108" calcext:value-type="float">
            <text:p>1,36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6" office:value-type="float" office:value="0.178603" calcext:value-type="float">
            <text:p>1,79E-01</text:p>
          </table:table-cell>
          <table:table-cell table:style-name="ce26" office:value-type="float" office:value="0.369249333333333" calcext:value-type="float">
            <text:p>3,69E-01</text:p>
          </table:table-cell>
          <table:table-cell table:style-name="ce26" office:value-type="float" office:value="0.178434" calcext:value-type="float">
            <text:p>1,78E-01</text:p>
          </table:table-cell>
          <table:table-cell table:style-name="ce26" office:value-type="float" office:value="0.750711" calcext:value-type="float">
            <text:p>7,51E-01</text:p>
          </table:table-cell>
          <table:table-cell table:style-name="ce26" office:value-type="float" office:value="0.330355504710204" calcext:value-type="float">
            <text:p>3,30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6" office:value-type="float" office:value="0.14413" calcext:value-type="float">
            <text:p>1,44E-01</text:p>
          </table:table-cell>
          <table:table-cell table:style-name="ce26" office:value-type="float" office:value="0.296170333333333" calcext:value-type="float">
            <text:p>2,96E-01</text:p>
          </table:table-cell>
          <table:table-cell table:style-name="ce26" office:value-type="float" office:value="0.143939" calcext:value-type="float">
            <text:p>1,44E-01</text:p>
          </table:table-cell>
          <table:table-cell table:style-name="ce26" office:value-type="float" office:value="0.600442" calcext:value-type="float">
            <text:p>6,00E-01</text:p>
          </table:table-cell>
          <table:table-cell table:style-name="ce26" office:value-type="float" office:value="0.263507010290681" calcext:value-type="float">
            <text:p>2,64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083886" calcext:value-type="float">
            <text:p>8,39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6" office:value-type="float" office:value="0.065537" calcext:value-type="float">
            <text:p>6,55E-02</text:p>
          </table:table-cell>
          <table:table-cell table:style-name="ce26" office:value-type="float" office:value="0.0656906666666667" calcext:value-type="float">
            <text:p>6,57E-02</text:p>
          </table:table-cell>
          <table:table-cell table:style-name="ce26" office:value-type="float" office:value="0.060247" calcext:value-type="float">
            <text:p>6,02E-02</text:p>
          </table:table-cell>
          <table:table-cell table:style-name="ce26" office:value-type="float" office:value="0.071288" calcext:value-type="float">
            <text:p>7,13E-02</text:p>
          </table:table-cell>
          <table:table-cell table:style-name="ce26" office:value-type="float" office:value="0.00552210379595796" calcext:value-type="float">
            <text:p>5,52E-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063026" calcext:value-type="float">
            <text:p>6,30E-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6" office:value-type="float" office:value="0.050203" calcext:value-type="float">
            <text:p>5,02E-02</text:p>
          </table:table-cell>
          <table:table-cell table:style-name="ce26" office:value-type="float" office:value="0.048033" calcext:value-type="float">
            <text:p>4,80E-02</text:p>
          </table:table-cell>
          <table:table-cell table:style-name="ce26" office:value-type="float" office:value="0.042815" calcext:value-type="float">
            <text:p>4,28E-02</text:p>
          </table:table-cell>
          <table:table-cell table:style-name="ce26" office:value-type="float" office:value="0.051081" calcext:value-type="float">
            <text:p>5,11E-02</text:p>
          </table:table-cell>
          <table:table-cell table:style-name="ce26" office:value-type="float" office:value="0.00454019426897132" calcext:value-type="float">
            <text:p>4,54E-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00024" calcext:value-type="float">
            <text:p>2,40E-04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5"/>
          <table:table-cell table:number-columns-repeated="2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number-columns-repeated="2" table:style-name="ce26" office:value-type="float" office:value="0.000005" calcext:value-type="float">
            <text:p>5,00E-06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047140452079103" calcext:value-type="float">
            <text:p>4,71E-0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number-columns-repeated="6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8" table:number-columns-repeated="3" table:default-cell-style-name="ce18"/>
        <table:table-column table:style-name="co9" table:default-cell-style-name="ce18"/>
        <table:table-column table:style-name="co8" table:default-cell-style-name="ce18"/>
        <table:table-column table:style-name="co10" table:default-cell-style-name="ce18"/>
        <table:table-column table:style-name="co8" table:default-cell-style-name="ce18"/>
        <table:table-column table:style-name="co7" table:default-cell-style-name="ce18"/>
        <table:table-column table:style-name="co5" table:default-cell-style-name="ce18"/>
        <table:table-column table:style-name="co6" table:number-columns-repeated="1002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1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0.0086" calcext:value-type="float">
            <text:p>0,008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13"/>
          <table:table-cell table:style-name="ce17" office:value-type="string" calcext:value-type="string">
            <text:p>DateTim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384002" calcext:value-type="float">
            <text:p>3840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999914" calcext:value-type="float">
            <text:p>99991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office:value-type="float" office:value="3.44336185676705" calcext:value-type="float">
            <text:p>3,4433618567670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office:value-type="float" office:value="26.4693082056809" calcext:value-type="float">
            <text:p>26,469308205680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office:value-type="float" office:value="1751448823" calcext:value-type="float">
            <text:p>175144882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office:value-type="float" office:value="2032.27211202568" calcext:value-type="float">
            <text:p>2032,2721120256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office:value-type="float" office:value="4130129.93731733" calcext:value-type="float">
            <text:p>4130129,9373173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style-name="ce8" office:value-type="date" office:date-value="2016-10-04T22:34:32.99" calcext:value-type="date">
            <text:p>2016-10-04 22:34:3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style-name="ce8" office:value-type="date" office:date-value="2015-12-03T14:37:47.61" calcext:value-type="date">
            <text:p>2015-12-03 14:37:4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office:value-type="float" office:value="17.4942288370881" calcext:value-type="float">
            <text:p>17,494228837088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003324316209" calcext:value-type="float">
            <text:p>2,0003324316209</text:p>
          </table:table-cell>
          <table:table-cell office:value-type="float" office:value="4.09441465263211" calcext:value-type="float">
            <text:p>4,09441465263211</text:p>
          </table:table-cell>
          <table:table-cell office:value-type="float" office:value="5.14483585733041" calcext:value-type="float">
            <text:p>5,1448358573304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8021669863608" calcext:value-type="float">
            <text:p>6,8802166986360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4455523906095" calcext:value-type="float">
            <text:p>5,2445552390609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053596555617" calcext:value-type="float">
            <text:p>27,505359655561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90517" calcext:value-type="float">
            <text:p>99051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20765" calcext:value-type="float">
            <text:p>112076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9914" calcext:value-type="float">
            <text:p>99991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400034403" calcext:value-type="float">
            <text:p>4,00000400034403</text:p>
          </table:table-cell>
          <table:table-cell office:value-type="float" office:value="62.0324877939503" calcext:value-type="float">
            <text:p>62,0324877939503</text:p>
          </table:table-cell>
          <table:table-cell office:value-type="float" office:value="171.629249115424" calcext:value-type="float">
            <text:p>171,62924911542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200008200502788" calcext:value-type="float">
            <text:p>0,002000082005028</text:p>
          </table:table-cell>
          <table:table-cell office:value-type="float" office:value="14.3944101215906" calcext:value-type="float">
            <text:p>14,3944101215906</text:p>
          </table:table-cell>
          <table:table-cell office:value-type="float" office:value="54.3784277426101" calcext:value-type="float">
            <text:p>54,378427742610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0000400032802683634" calcext:value-type="float">
            <text:p>4,00E-06</text:p>
          </table:table-cell>
          <table:table-cell office:value-type="float" office:value="207.19904274855" calcext:value-type="float">
            <text:p>207,19904274855</text:p>
          </table:table-cell>
          <table:table-cell office:value-type="float" office:value="2957.01340375827" calcext:value-type="float">
            <text:p>2957,0134037582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00434151708611265" calcext:value-type="float">
            <text:p>0,000434151708611</text:p>
          </table:table-cell>
          <table:table-cell office:value-type="float" office:value="1.58770267117425" calcext:value-type="float">
            <text:p>1,58770267117425</text:p>
          </table:table-cell>
          <table:table-cell office:value-type="float" office:value="19.8624734855268" calcext:value-type="float">
            <text:p>19,862473485526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00434151708611265" calcext:value-type="float">
            <text:p>0,000434151708611</text:p>
          </table:table-cell>
          <table:table-cell office:value-type="float" office:value="1.58770267117425" calcext:value-type="float">
            <text:p>1,58770267117425</text:p>
          </table:table-cell>
          <table:table-cell office:value-type="float" office:value="9.96446713850096" calcext:value-type="float">
            <text:p>9,9644671385009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0400034403" calcext:value-type="float">
            <text:p>4,00000400034403</text:p>
          </table:table-cell>
          <table:table-cell office:value-type="float" office:value="62.0324877939503" calcext:value-type="float">
            <text:p>62,0324877939503</text:p>
          </table:table-cell>
          <table:table-cell office:value-type="float" office:value="171.629249115424" calcext:value-type="float">
            <text:p>171,62924911542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200008200502788" calcext:value-type="float">
            <text:p>0,002000082005028</text:p>
          </table:table-cell>
          <table:table-cell office:value-type="float" office:value="14.3944101215906" calcext:value-type="float">
            <text:p>14,3944101215906</text:p>
          </table:table-cell>
          <table:table-cell office:value-type="float" office:value="54.3784277426101" calcext:value-type="float">
            <text:p>54,378427742610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0000400032802683634" calcext:value-type="float">
            <text:p>4,00E-06</text:p>
          </table:table-cell>
          <table:table-cell office:value-type="float" office:value="207.19904274855" calcext:value-type="float">
            <text:p>207,19904274855</text:p>
          </table:table-cell>
          <table:table-cell office:value-type="float" office:value="2957.01340375827" calcext:value-type="float">
            <text:p>2957,0134037582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30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24" office:value-type="string" calcext:value-type="string">
            <text:p>Execution time</text:p>
          </table:table-cell>
          <table:table-cell table:style-name="ce17" table:number-columns-repeated="4"/>
          <table:table-cell table:style-name="ce17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5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386.025239" calcext:value-type="float">
            <text:p>3,86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6" office:value-type="float" office:value="92.083171" calcext:value-type="float">
            <text:p>9,21E+01</text:p>
          </table:table-cell>
          <table:table-cell table:style-name="ce26" office:value-type="float" office:value="120.357963333333" calcext:value-type="float">
            <text:p>1,20E+02</text:p>
          </table:table-cell>
          <table:table-cell table:style-name="ce26" office:value-type="float" office:value="22.06215" calcext:value-type="float">
            <text:p>2,21E+01</text:p>
          </table:table-cell>
          <table:table-cell table:style-name="ce26" office:value-type="float" office:value="246.928569" calcext:value-type="float">
            <text:p>2,47E+02</text:p>
          </table:table-cell>
          <table:table-cell table:style-name="ce26" office:value-type="float" office:value="115.068781646417" calcext:value-type="float">
            <text:p>1,15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6" office:value-type="float" office:value="54.033208" calcext:value-type="float">
            <text:p>5,40E+01</text:p>
          </table:table-cell>
          <table:table-cell table:style-name="ce26" office:value-type="float" office:value="67.340929" calcext:value-type="float">
            <text:p>6,73E+01</text:p>
          </table:table-cell>
          <table:table-cell table:style-name="ce26" office:value-type="float" office:value="4.03974" calcext:value-type="float">
            <text:p>4,04E+00</text:p>
          </table:table-cell>
          <table:table-cell table:style-name="ce26" office:value-type="float" office:value="143.949839" calcext:value-type="float">
            <text:p>1,44E+02</text:p>
          </table:table-cell>
          <table:table-cell table:style-name="ce26" office:value-type="float" office:value="70.8980290925483" calcext:value-type="float">
            <text:p>7,09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6" office:value-type="float" office:value="24.833374" calcext:value-type="float">
            <text:p>2,48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6" office:value-type="float" office:value="21.468084" calcext:value-type="float">
            <text:p>2,15E+01</text:p>
          </table:table-cell>
          <table:table-cell table:style-name="ce26" office:value-type="float" office:value="26.8871996666667" calcext:value-type="float">
            <text:p>2,69E+01</text:p>
          </table:table-cell>
          <table:table-cell table:style-name="ce26" office:value-type="float" office:value="1.599708" calcext:value-type="float">
            <text:p>1,60E+00</text:p>
          </table:table-cell>
          <table:table-cell table:style-name="ce26" office:value-type="float" office:value="57.593807" calcext:value-type="float">
            <text:p>5,76E+01</text:p>
          </table:table-cell>
          <table:table-cell table:style-name="ce26" office:value-type="float" office:value="28.3876714730529" calcext:value-type="float">
            <text:p>2,84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15.23512" calcext:value-type="float">
            <text:p>1,52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26" office:value-type="float" office:value="13.981458" calcext:value-type="float">
            <text:p>1,40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Stringprocessor. get message length statistics</text:p>
          </table:table-cell>
          <table:table-cell table:style-name="ce11" office:value-type="float" office:value="4.167696" calcext:value-type="float">
            <text:p>4,17E+00</text:p>
          </table:table-cell>
          <table:table-cell table:style-name="ce11" office:value-type="float" office:value="4.23453266666667" calcext:value-type="float">
            <text:p>4,23E+00</text:p>
          </table:table-cell>
          <table:table-cell table:style-name="ce11" office:value-type="float" office:value="4.06665" calcext:value-type="float">
            <text:p>4,07E+00</text:p>
          </table:table-cell>
          <table:table-cell table:style-name="ce11" office:value-type="float" office:value="4.469252" calcext:value-type="float">
            <text:p>4,47E+00</text:p>
          </table:table-cell>
          <table:table-cell table:style-name="ce11" office:value-type="float" office:value="0.209457507884853" calcext:value-type="float">
            <text:p>2,09E-01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6" office:value-type="float" office:value="3.8683585" calcext:value-type="float">
            <text:p>3,87E+00</text:p>
          </table:table-cell>
          <table:table-cell table:style-name="ce26" office:value-type="float" office:value="5.0120246" calcext:value-type="float">
            <text:p>5,01E+00</text:p>
          </table:table-cell>
          <table:table-cell table:style-name="ce26" office:value-type="float" office:value="3.503159" calcext:value-type="float">
            <text:p>3,50E+00</text:p>
          </table:table-cell>
          <table:table-cell table:style-name="ce26" office:value-type="float" office:value="15.235108" calcext:value-type="float">
            <text:p>1,52E+01</text:p>
          </table:table-cell>
          <table:table-cell table:style-name="ce26" office:value-type="float" office:value="3.6034082676301" calcext:value-type="float">
            <text:p>3,60E+00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6" office:value-type="float" office:value="3.674823" calcext:value-type="float">
            <text:p>3,67E+00</text:p>
          </table:table-cell>
          <table:table-cell table:style-name="ce26" office:value-type="float" office:value="3.68818566666667" calcext:value-type="float">
            <text:p>3,69E+00</text:p>
          </table:table-cell>
          <table:table-cell table:style-name="ce26" office:value-type="float" office:value="3.514447" calcext:value-type="float">
            <text:p>3,51E+00</text:p>
          </table:table-cell>
          <table:table-cell table:style-name="ce26" office:value-type="float" office:value="3.875287" calcext:value-type="float">
            <text:p>3,88E+00</text:p>
          </table:table-cell>
          <table:table-cell table:style-name="ce26" office:value-type="float" office:value="0.180790754866872" calcext:value-type="float">
            <text:p>1,81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6" office:value-type="float" office:value="3.664948" calcext:value-type="float">
            <text:p>3,66E+00</text:p>
          </table:table-cell>
          <table:table-cell table:style-name="ce26" office:value-type="float" office:value="3.737591" calcext:value-type="float">
            <text:p>3,74E+00</text:p>
          </table:table-cell>
          <table:table-cell table:style-name="ce26" office:value-type="float" office:value="3.664346" calcext:value-type="float">
            <text:p>3,66E+00</text:p>
          </table:table-cell>
          <table:table-cell table:style-name="ce26" office:value-type="float" office:value="3.883479" calcext:value-type="float">
            <text:p>3,88E+00</text:p>
          </table:table-cell>
          <table:table-cell table:style-name="ce26" office:value-type="float" office:value="0.126343072659327" calcext:value-type="float">
            <text:p>1,26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2.700954" calcext:value-type="float">
            <text:p>2,70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6" office:value-type="float" office:value="1.724183" calcext:value-type="float">
            <text:p>1,72E+00</text:p>
          </table:table-cell>
          <table:table-cell table:style-name="ce26" office:value-type="float" office:value="5.925523" calcext:value-type="float">
            <text:p>5,93E+00</text:p>
          </table:table-cell>
          <table:table-cell table:style-name="ce26" office:value-type="float" office:value="1.667596" calcext:value-type="float">
            <text:p>1,67E+00</text:p>
          </table:table-cell>
          <table:table-cell table:style-name="ce26" office:value-type="float" office:value="14.38479" calcext:value-type="float">
            <text:p>1,44E+01</text:p>
          </table:table-cell>
          <table:table-cell table:style-name="ce26" office:value-type="float" office:value="7.32599475532907" calcext:value-type="float">
            <text:p>7,33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1.654723" calcext:value-type="float">
            <text:p>1,65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6" office:value-type="float" office:value="1.599675" calcext:value-type="float">
            <text:p>1,60E+00</text:p>
          </table:table-cell>
          <table:table-cell table:style-name="ce26" office:value-type="float" office:value="8.69346345454546" calcext:value-type="float">
            <text:p>8,69E+00</text:p>
          </table:table-cell>
          <table:table-cell table:style-name="ce26" office:value-type="float" office:value="0.516608" calcext:value-type="float">
            <text:p>5,17E-01</text:p>
          </table:table-cell>
          <table:table-cell table:style-name="ce26" office:value-type="float" office:value="57.593776" calcext:value-type="float">
            <text:p>5,76E+01</text:p>
          </table:table-cell>
          <table:table-cell table:style-name="ce26" office:value-type="float" office:value="17.3575323709131" calcext:value-type="float">
            <text:p>1,74E+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6" office:value-type="float" office:value="1.2081255" calcext:value-type="float">
            <text:p>1,21E+00</text:p>
          </table:table-cell>
          <table:table-cell table:style-name="ce26" office:value-type="float" office:value="1.19968" calcext:value-type="float">
            <text:p>1,20E+00</text:p>
          </table:table-cell>
          <table:table-cell table:style-name="ce26" office:value-type="float" office:value="1.05004" calcext:value-type="float">
            <text:p>1,05E+00</text:p>
          </table:table-cell>
          <table:table-cell table:style-name="ce26" office:value-type="float" office:value="1.268487" calcext:value-type="float">
            <text:p>1,27E+00</text:p>
          </table:table-cell>
          <table:table-cell table:style-name="ce26" office:value-type="float" office:value="0.0618792884664256" calcext:value-type="float">
            <text:p>6,19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6" office:value-type="float" office:value="0.86854" calcext:value-type="float">
            <text:p>8,69E-01</text:p>
          </table:table-cell>
          <table:table-cell table:style-name="ce26" office:value-type="float" office:value="0.925591090909091" calcext:value-type="float">
            <text:p>9,26E-01</text:p>
          </table:table-cell>
          <table:table-cell table:style-name="ce26" office:value-type="float" office:value="0.729155" calcext:value-type="float">
            <text:p>7,29E-01</text:p>
          </table:table-cell>
          <table:table-cell table:style-name="ce26" office:value-type="float" office:value="1.672481" calcext:value-type="float">
            <text:p>1,67E+00</text:p>
          </table:table-cell>
          <table:table-cell table:style-name="ce26" office:value-type="float" office:value="0.25302471662486" calcext:value-type="float">
            <text:p>2,53E-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6" office:value-type="float" office:value="0.857126" calcext:value-type="float">
            <text:p>8,57E-01</text:p>
          </table:table-cell>
          <table:table-cell table:style-name="ce26" office:value-type="float" office:value="0.8407938" calcext:value-type="float">
            <text:p>8,41E-01</text:p>
          </table:table-cell>
          <table:table-cell table:style-name="ce26" office:value-type="float" office:value="0.671741" calcext:value-type="float">
            <text:p>6,72E-01</text:p>
          </table:table-cell>
          <table:table-cell table:style-name="ce26" office:value-type="float" office:value="0.891835" calcext:value-type="float">
            <text:p>8,92E-01</text:p>
          </table:table-cell>
          <table:table-cell table:style-name="ce26" office:value-type="float" office:value="0.0614036045880045" calcext:value-type="float">
            <text:p>6,14E-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6" office:value-type="float" office:value="0.85165" calcext:value-type="float">
            <text:p>8,52E-01</text:p>
          </table:table-cell>
          <table:table-cell table:style-name="ce26" office:value-type="float" office:value="2.25319333333333" calcext:value-type="float">
            <text:p>2,25E+00</text:p>
          </table:table-cell>
          <table:table-cell table:style-name="ce26" office:value-type="float" office:value="0.842454" calcext:value-type="float">
            <text:p>8,42E-01</text:p>
          </table:table-cell>
          <table:table-cell table:style-name="ce26" office:value-type="float" office:value="5.065476" calcext:value-type="float">
            <text:p>5,07E+00</text:p>
          </table:table-cell>
          <table:table-cell table:style-name="ce26" office:value-type="float" office:value="2.43551257223799" calcext:value-type="float">
            <text:p>2,44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6" office:value-type="float" office:value="0.599686" calcext:value-type="float">
            <text:p>6,00E-01</text:p>
          </table:table-cell>
          <table:table-cell table:style-name="ce26" office:value-type="float" office:value="1.63864933333333" calcext:value-type="float">
            <text:p>1,64E+00</text:p>
          </table:table-cell>
          <table:table-cell table:style-name="ce26" office:value-type="float" office:value="0.579555" calcext:value-type="float">
            <text:p>5,80E-01</text:p>
          </table:table-cell>
          <table:table-cell table:style-name="ce26" office:value-type="float" office:value="3.736707" calcext:value-type="float">
            <text:p>3,74E+00</text:p>
          </table:table-cell>
          <table:table-cell table:style-name="ce26" office:value-type="float" office:value="1.81699911771699" calcext:value-type="float">
            <text:p>1,82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6" office:value-type="float" office:value="0.58023" calcext:value-type="float">
            <text:p>5,80E-01</text:p>
          </table:table-cell>
          <table:table-cell table:style-name="ce26" office:value-type="float" office:value="2.62651066666667" calcext:value-type="float">
            <text:p>2,63E+00</text:p>
          </table:table-cell>
          <table:table-cell table:style-name="ce26" office:value-type="float" office:value="0.562559" calcext:value-type="float">
            <text:p>5,63E-01</text:p>
          </table:table-cell>
          <table:table-cell table:style-name="ce26" office:value-type="float" office:value="6.736743" calcext:value-type="float">
            <text:p>6,74E+00</text:p>
          </table:table-cell>
          <table:table-cell table:style-name="ce26" office:value-type="float" office:value="3.55957658177828" calcext:value-type="float">
            <text:p>3,56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0.516644" calcext:value-type="float">
            <text:p>5,17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0.375919" calcext:value-type="float">
            <text:p>3,76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6" office:value-type="float" office:value="0.339598" calcext:value-type="float">
            <text:p>3,40E-01</text:p>
          </table:table-cell>
          <table:table-cell table:style-name="ce26" office:value-type="float" office:value="0.347192" calcext:value-type="float">
            <text:p>3,47E-01</text:p>
          </table:table-cell>
          <table:table-cell table:style-name="ce26" office:value-type="float" office:value="0.333909" calcext:value-type="float">
            <text:p>3,34E-01</text:p>
          </table:table-cell>
          <table:table-cell table:style-name="ce26" office:value-type="float" office:value="0.368069" calcext:value-type="float">
            <text:p>3,68E-01</text:p>
          </table:table-cell>
          <table:table-cell table:style-name="ce26" office:value-type="float" office:value="0.0183024049512625" calcext:value-type="float">
            <text:p>1,83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0.217772" calcext:value-type="float">
            <text:p>2,18E-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6" office:value-type="float" office:value="0.173047" calcext:value-type="float">
            <text:p>1,73E-01</text:p>
          </table:table-cell>
          <table:table-cell table:style-name="ce26" office:value-type="float" office:value="0.185462666666667" calcext:value-type="float">
            <text:p>1,85E-01</text:p>
          </table:table-cell>
          <table:table-cell table:style-name="ce26" office:value-type="float" office:value="0.16281" calcext:value-type="float">
            <text:p>1,63E-01</text:p>
          </table:table-cell>
          <table:table-cell table:style-name="ce26" office:value-type="float" office:value="0.220531" calcext:value-type="float">
            <text:p>2,21E-01</text:p>
          </table:table-cell>
          <table:table-cell table:style-name="ce26" office:value-type="float" office:value="0.0307983773003276" calcext:value-type="float">
            <text:p>3,08E-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000284" calcext:value-type="float">
            <text:p>2,84E-04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52" calcext:value-type="float">
            <text:p>5,20E-06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063245553203368" calcext:value-type="float">
            <text:p>6,32E-0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15"/>
        <table:table-column table:style-name="co11" table:default-cell-style-name="ce18"/>
        <table:table-column table:style-name="co3" table:default-cell-style-name="ce18"/>
        <table:table-column table:style-name="co12" table:number-columns-repeated="7" table:default-cell-style-name="ce18"/>
        <table:table-column table:style-name="co13" table:default-cell-style-name="ce18"/>
        <table:table-column table:style-name="co9" table:default-cell-style-name="ce18"/>
        <table:table-column table:style-name="co10" table:default-cell-style-name="ce18"/>
        <table:table-column table:style-name="co9" table:default-cell-style-name="ce18"/>
        <table:table-column table:style-name="co10" table:default-cell-style-name="ce18"/>
        <table:table-column table:style-name="co14" table:default-cell-style-name="ce18"/>
        <table:table-column table:style-name="co10" table:default-cell-style-name="ce18"/>
        <table:table-column table:style-name="co9" table:default-cell-style-name="ce18"/>
        <table:table-column table:style-name="co10" table:default-cell-style-name="ce18"/>
        <table:table-column table:style-name="co9" table:default-cell-style-name="ce18"/>
        <table:table-column table:style-name="co7" table:default-cell-style-name="ce18"/>
        <table:table-column table:style-name="co14" table:default-cell-style-name="ce18"/>
        <table:table-column table:style-name="co7" table:default-cell-style-name="ce18"/>
        <table:table-column table:style-name="co5" table:default-cell-style-name="ce18"/>
        <table:table-column table:style-name="co6" table:number-columns-repeated="1000" table:default-cell-style-name="ce18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3"/>
          <table:table-cell table:style-name="ce17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office:value-type="float" office:value="2005515" calcext:value-type="float">
            <text:p>200551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office:value-type="float" office:value="20.05515" calcext:value-type="float">
            <text:p>20,0551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atistical profile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13"/>
          <table:table-cell table:style-name="ce17" office:value-type="string" calcext:value-type="string">
            <text:p>DateTim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imestamp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</text:p>
          </table:table-cell>
          <table:table-cell office:value-type="float" office:value="4028976" calcext:value-type="float">
            <text:p>402897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float" office:value="7994485" calcext:value-type="float">
            <text:p>79944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entropy</text:p>
          </table:table-cell>
          <table:table-cell office:value-type="float" office:value="4.74515821348424" calcext:value-type="float">
            <text:p>4,7451582134842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average</text:p>
          </table:table-cell>
          <table:table-cell office:value-type="float" office:value="7.67707815216003" calcext:value-type="float">
            <text:p>7,6770781521600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ax</text:p>
          </table:table-cell>
          <table:table-cell office:value-type="float" office:value="1739664.75" calcext:value-type="float">
            <text:p>1739664,7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standard deviation</text:p>
          </table:table-cell>
          <table:table-cell office:value-type="float" office:value="725.767359506745" calcext:value-type="float">
            <text:p>725,76735950674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elta time in seconds statistics variance</text:p>
          </table:table-cell>
          <table:table-cell office:value-type="float" office:value="526738.260125393" calcext:value-type="float">
            <text:p>526738,26012539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west date</text:p>
          </table:table-cell>
          <table:table-cell table:style-name="ce8" office:value-type="date" office:date-value="2017-07-31T19:40:42.39" calcext:value-type="date">
            <text:p>2017-07-31 19:40:4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ldest date</text:p>
          </table:table-cell>
          <table:table-cell table:style-name="ce8" office:value-type="date" office:date-value="2015-08-21T11:16:03.94" calcext:value-type="date">
            <text:p>2015-08-21 11:16:0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imestamp entropy</text:p>
          </table:table-cell>
          <table:table-cell office:value-type="float" office:value="21.083500759024" calcext:value-type="float">
            <text:p>21,08350075902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tringResults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14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5803121899522" calcext:value-type="float">
            <text:p>2,05803121899522</text:p>
          </table:table-cell>
          <table:table-cell office:value-type="float" office:value="4.09276829005109" calcext:value-type="float">
            <text:p>4,09276829005109</text:p>
          </table:table-cell>
          <table:table-cell office:value-type="float" office:value="5.25192730527051" calcext:value-type="float">
            <text:p>5,2519273052705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281120672564" calcext:value-type="float">
            <text:p>7,61281120672564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370642130792" calcext:value-type="float">
            <text:p>5,4337064213079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51654729629" calcext:value-type="float">
            <text:p>29,5251654729629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75279" calcext:value-type="float">
            <text:p>6675279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98342" calcext:value-type="float">
            <text:p>719834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994485" calcext:value-type="float">
            <text:p>799448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1113267459" calcext:value-type="float">
            <text:p>4,00001113267459</text:p>
          </table:table-cell>
          <table:table-cell office:value-type="float" office:value="57.919559421276" calcext:value-type="float">
            <text:p>57,919559421276</text:p>
          </table:table-cell>
          <table:table-cell office:value-type="float" office:value="172.305623564245" calcext:value-type="float">
            <text:p>172,30562356424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333654771468362" calcext:value-type="float">
            <text:p>0,003336547714684</text:p>
          </table:table-cell>
          <table:table-cell office:value-type="float" office:value="16.6293105916024" calcext:value-type="float">
            <text:p>16,6293105916024</text:p>
          </table:table-cell>
          <table:table-cell office:value-type="float" office:value="55.9707814860225" calcext:value-type="float">
            <text:p>55,97078148602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000111325506523605" calcext:value-type="float">
            <text:p>1,11E-05</text:p>
          </table:table-cell>
          <table:table-cell office:value-type="float" office:value="276.53397075198" calcext:value-type="float">
            <text:p>276,53397075198</text:p>
          </table:table-cell>
          <table:table-cell office:value-type="float" office:value="3132.72838015607" calcext:value-type="float">
            <text:p>3132,7283801560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774328991636521" calcext:value-type="float">
            <text:p>0,077432899163652</text:p>
          </table:table-cell>
          <table:table-cell office:value-type="float" office:value="1.85323948508155" calcext:value-type="float">
            <text:p>1,85323948508155</text:p>
          </table:table-cell>
          <table:table-cell office:value-type="float" office:value="21.1373466930125" calcext:value-type="float">
            <text:p>21,13734669301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774328991636521" calcext:value-type="float">
            <text:p>0,077432899163652</text:p>
          </table:table-cell>
          <table:table-cell office:value-type="float" office:value="1.85323948508155" calcext:value-type="float">
            <text:p>1,85323948508155</text:p>
          </table:table-cell>
          <table:table-cell office:value-type="float" office:value="10.4730087002267" calcext:value-type="float">
            <text:p>10,4730087002267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01113267459" calcext:value-type="float">
            <text:p>4,00001113267459</text:p>
          </table:table-cell>
          <table:table-cell office:value-type="float" office:value="57.919559421276" calcext:value-type="float">
            <text:p>57,919559421276</text:p>
          </table:table-cell>
          <table:table-cell office:value-type="float" office:value="172.305623564245" calcext:value-type="float">
            <text:p>172,30562356424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42" calcext:value-type="float">
            <text:p>44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0333654771468362" calcext:value-type="float">
            <text:p>0,003336547714684</text:p>
          </table:table-cell>
          <table:table-cell office:value-type="float" office:value="16.6293105916024" calcext:value-type="float">
            <text:p>16,6293105916024</text:p>
          </table:table-cell>
          <table:table-cell office:value-type="float" office:value="55.9707814860225" calcext:value-type="float">
            <text:p>55,97078148602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000111325506523605" calcext:value-type="float">
            <text:p>1,11E-05</text:p>
          </table:table-cell>
          <table:table-cell office:value-type="float" office:value="276.53397075198" calcext:value-type="float">
            <text:p>276,53397075198</text:p>
          </table:table-cell>
          <table:table-cell office:value-type="float" office:value="3132.72838015607" calcext:value-type="float">
            <text:p>3132,728380156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30" table:number-columns-repeated="1017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24" office:value-type="string" calcext:value-type="string">
            <text:p>Execution time</text:p>
          </table:table-cell>
          <table:table-cell table:style-name="ce17" table:number-columns-repeated="4"/>
          <table:table-cell table:style-name="ce17" office:value-type="string" calcext:value-type="string">
            <text:p>Call count</text:p>
          </table:table-cell>
          <table:table-cell table:style-name="ce30" table:number-columns-repeated="1017"/>
        </table:table-row>
        <table:table-row table:style-name="ro1">
          <table:table-cell table:style-name="ce5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26" office:value-type="float" office:value="2103.155999" calcext:value-type="float">
            <text:p>2,10E+03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6" office:value-type="float" office:value="455.524416" calcext:value-type="float">
            <text:p>4,56E+02</text:p>
          </table:table-cell>
          <table:table-cell table:style-name="ce26" office:value-type="float" office:value="648.604797" calcext:value-type="float">
            <text:p>6,49E+02</text:p>
          </table:table-cell>
          <table:table-cell table:style-name="ce26" office:value-type="float" office:value="99.441599" calcext:value-type="float">
            <text:p>9,94E+01</text:p>
          </table:table-cell>
          <table:table-cell table:style-name="ce26" office:value-type="float" office:value="1390.848376" calcext:value-type="float">
            <text:p>1,39E+03</text:p>
          </table:table-cell>
          <table:table-cell table:style-name="ce26" office:value-type="float" office:value="667.002916834485" calcext:value-type="float">
            <text:p>6,67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6" office:value-type="float" office:value="276.570095" calcext:value-type="float">
            <text:p>2,77E+02</text:p>
          </table:table-cell>
          <table:table-cell table:style-name="ce26" office:value-type="float" office:value="356.066139" calcext:value-type="float">
            <text:p>3,56E+02</text:p>
          </table:table-cell>
          <table:table-cell table:style-name="ce26" office:value-type="float" office:value="21.757279" calcext:value-type="float">
            <text:p>2,18E+01</text:p>
          </table:table-cell>
          <table:table-cell table:style-name="ce26" office:value-type="float" office:value="769.871043" calcext:value-type="float">
            <text:p>7,70E+02</text:p>
          </table:table-cell>
          <table:table-cell table:style-name="ce26" office:value-type="float" office:value="380.339672832456" calcext:value-type="float">
            <text:p>3,80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6" office:value-type="float" office:value="157.211765" calcext:value-type="float">
            <text:p>1,57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6" office:value-type="float" office:value="108.833612" calcext:value-type="float">
            <text:p>1,09E+02</text:p>
          </table:table-cell>
          <table:table-cell table:style-name="ce26" office:value-type="float" office:value="142.394668666667" calcext:value-type="float">
            <text:p>1,42E+02</text:p>
          </table:table-cell>
          <table:table-cell table:style-name="ce26" office:value-type="float" office:value="7.686245" calcext:value-type="float">
            <text:p>7,69E+00</text:p>
          </table:table-cell>
          <table:table-cell table:style-name="ce26" office:value-type="float" office:value="310.664149" calcext:value-type="float">
            <text:p>3,11E+02</text:p>
          </table:table-cell>
          <table:table-cell table:style-name="ce26" office:value-type="float" office:value="154.25193992782" calcext:value-type="float">
            <text:p>1,54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99.82987" calcext:value-type="float">
            <text:p>9,98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Statefulworkflowbreakercheckpointer.checkpoint</text:p>
          </table:table-cell>
          <table:table-cell table:number-columns-repeated="4" table:style-name="ce11" office:value-type="float" office:value="79.593769" calcext:value-type="float">
            <text:p>7,96E+01</text:p>
          </table:table-cell>
          <table:table-cell table:style-name="ce11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6" office:value-type="float" office:value="17.302644" calcext:value-type="float">
            <text:p>1,73E+01</text:p>
          </table:table-cell>
          <table:table-cell table:style-name="ce26" office:value-type="float" office:value="17.8168203333333" calcext:value-type="float">
            <text:p>1,78E+01</text:p>
          </table:table-cell>
          <table:table-cell table:style-name="ce26" office:value-type="float" office:value="17.163731" calcext:value-type="float">
            <text:p>1,72E+01</text:p>
          </table:table-cell>
          <table:table-cell table:style-name="ce26" office:value-type="float" office:value="18.984086" calcext:value-type="float">
            <text:p>1,90E+01</text:p>
          </table:table-cell>
          <table:table-cell table:style-name="ce26" office:value-type="float" office:value="1.0132650481618" calcext:value-type="float">
            <text:p>1,01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6" office:value-type="float" office:value="15.9125435" calcext:value-type="float">
            <text:p>1,59E+01</text:p>
          </table:table-cell>
          <table:table-cell table:style-name="ce26" office:value-type="float" office:value="24.4956904" calcext:value-type="float">
            <text:p>2,45E+01</text:p>
          </table:table-cell>
          <table:table-cell table:style-name="ce26" office:value-type="float" office:value="14.783925" calcext:value-type="float">
            <text:p>1,48E+01</text:p>
          </table:table-cell>
          <table:table-cell table:style-name="ce26" office:value-type="float" office:value="99.829858" calcext:value-type="float">
            <text:p>9,98E+01</text:p>
          </table:table-cell>
          <table:table-cell table:style-name="ce26" office:value-type="float" office:value="26.5035880722585" calcext:value-type="float">
            <text:p>2,65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15.685737" calcext:value-type="float">
            <text:p>1,57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6" office:value-type="float" office:value="15.066854" calcext:value-type="float">
            <text:p>1,51E+01</text:p>
          </table:table-cell>
          <table:table-cell table:style-name="ce26" office:value-type="float" office:value="15.2581303333333" calcext:value-type="float">
            <text:p>1,53E+01</text:p>
          </table:table-cell>
          <table:table-cell table:style-name="ce26" office:value-type="float" office:value="15.014161" calcext:value-type="float">
            <text:p>1,50E+01</text:p>
          </table:table-cell>
          <table:table-cell table:style-name="ce26" office:value-type="float" office:value="15.693376" calcext:value-type="float">
            <text:p>1,57E+01</text:p>
          </table:table-cell>
          <table:table-cell table:style-name="ce26" office:value-type="float" office:value="0.377853451521002" calcext:value-type="float">
            <text:p>3,78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6" office:value-type="float" office:value="15.045175" calcext:value-type="float">
            <text:p>1,50E+01</text:p>
          </table:table-cell>
          <table:table-cell table:style-name="ce26" office:value-type="float" office:value="15.331467" calcext:value-type="float">
            <text:p>1,53E+01</text:p>
          </table:table-cell>
          <table:table-cell table:style-name="ce26" office:value-type="float" office:value="14.794911" calcext:value-type="float">
            <text:p>1,48E+01</text:p>
          </table:table-cell>
          <table:table-cell table:style-name="ce26" office:value-type="float" office:value="16.154315" calcext:value-type="float">
            <text:p>1,62E+01</text:p>
          </table:table-cell>
          <table:table-cell table:style-name="ce26" office:value-type="float" office:value="0.723510290702213" calcext:value-type="float">
            <text:p>7,24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12.472303" calcext:value-type="float">
            <text:p>1,25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6" office:value-type="float" office:value="8.230945" calcext:value-type="float">
            <text:p>8,23E+00</text:p>
          </table:table-cell>
          <table:table-cell table:style-name="ce26" office:value-type="float" office:value="44.2359936666667" calcext:value-type="float">
            <text:p>4,42E+01</text:p>
          </table:table-cell>
          <table:table-cell table:style-name="ce26" office:value-type="float" office:value="8.173942" calcext:value-type="float">
            <text:p>8,17E+00</text:p>
          </table:table-cell>
          <table:table-cell table:style-name="ce26" office:value-type="float" office:value="116.303094" calcext:value-type="float">
            <text:p>1,16E+02</text:p>
          </table:table-cell>
          <table:table-cell table:style-name="ce26" office:value-type="float" office:value="62.4119461736017" calcext:value-type="float">
            <text:p>6,24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6" office:value-type="float" office:value="7.686221" calcext:value-type="float">
            <text:p>7,69E+00</text:p>
          </table:table-cell>
          <table:table-cell table:style-name="ce26" office:value-type="float" office:value="46.8887470909091" calcext:value-type="float">
            <text:p>4,69E+01</text:p>
          </table:table-cell>
          <table:table-cell table:style-name="ce26" office:value-type="float" office:value="2.113374" calcext:value-type="float">
            <text:p>2,11E+00</text:p>
          </table:table-cell>
          <table:table-cell table:style-name="ce26" office:value-type="float" office:value="310.664118" calcext:value-type="float">
            <text:p>3,11E+02</text:p>
          </table:table-cell>
          <table:table-cell table:style-name="ce26" office:value-type="float" office:value="93.077586111714" calcext:value-type="float">
            <text:p>9,31E+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6" office:value-type="float" office:value="5.3418515" calcext:value-type="float">
            <text:p>5,34E+00</text:p>
          </table:table-cell>
          <table:table-cell table:style-name="ce26" office:value-type="float" office:value="5.5198653" calcext:value-type="float">
            <text:p>5,52E+00</text:p>
          </table:table-cell>
          <table:table-cell table:style-name="ce26" office:value-type="float" office:value="5.095721" calcext:value-type="float">
            <text:p>5,10E+00</text:p>
          </table:table-cell>
          <table:table-cell table:style-name="ce26" office:value-type="float" office:value="7.464034" calcext:value-type="float">
            <text:p>7,46E+00</text:p>
          </table:table-cell>
          <table:table-cell table:style-name="ce26" office:value-type="float" office:value="0.689799124855289" calcext:value-type="float">
            <text:p>6,90E-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6" office:value-type="float" office:value="3.978814" calcext:value-type="float">
            <text:p>3,98E+00</text:p>
          </table:table-cell>
          <table:table-cell table:style-name="ce26" office:value-type="float" office:value="23.5159893333333" calcext:value-type="float">
            <text:p>2,35E+01</text:p>
          </table:table-cell>
          <table:table-cell table:style-name="ce26" office:value-type="float" office:value="3.96348" calcext:value-type="float">
            <text:p>3,96E+00</text:p>
          </table:table-cell>
          <table:table-cell table:style-name="ce26" office:value-type="float" office:value="62.605674" calcext:value-type="float">
            <text:p>6,26E+01</text:p>
          </table:table-cell>
          <table:table-cell table:style-name="ce26" office:value-type="float" office:value="33.8526608154731" calcext:value-type="float">
            <text:p>3,39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6" office:value-type="float" office:value="3.404563" calcext:value-type="float">
            <text:p>3,40E+00</text:p>
          </table:table-cell>
          <table:table-cell table:style-name="ce26" office:value-type="float" office:value="3.87733518181818" calcext:value-type="float">
            <text:p>3,88E+00</text:p>
          </table:table-cell>
          <table:table-cell table:style-name="ce26" office:value-type="float" office:value="3.032248" calcext:value-type="float">
            <text:p>3,03E+00</text:p>
          </table:table-cell>
          <table:table-cell table:style-name="ce26" office:value-type="float" office:value="7.836389" calcext:value-type="float">
            <text:p>7,84E+00</text:p>
          </table:table-cell>
          <table:table-cell table:style-name="ce26" office:value-type="float" office:value="1.3759354384348" calcext:value-type="float">
            <text:p>1,38E+00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3.232326" calcext:value-type="float">
            <text:p>3,23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6" office:value-type="float" office:value="3.1826075" calcext:value-type="float">
            <text:p>3,18E+00</text:p>
          </table:table-cell>
          <table:table-cell table:style-name="ce26" office:value-type="float" office:value="3.2969876" calcext:value-type="float">
            <text:p>3,30E+00</text:p>
          </table:table-cell>
          <table:table-cell table:style-name="ce26" office:value-type="float" office:value="3.06679" calcext:value-type="float">
            <text:p>3,07E+00</text:p>
          </table:table-cell>
          <table:table-cell table:style-name="ce26" office:value-type="float" office:value="4.20548" calcext:value-type="float">
            <text:p>4,21E+00</text:p>
          </table:table-cell>
          <table:table-cell table:style-name="ce26" office:value-type="float" office:value="0.329790515109617" calcext:value-type="float">
            <text:p>3,30E-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6" office:value-type="float" office:value="2.216391" calcext:value-type="float">
            <text:p>2,22E+00</text:p>
          </table:table-cell>
          <table:table-cell table:style-name="ce26" office:value-type="float" office:value="15.1459443333333" calcext:value-type="float">
            <text:p>1,51E+01</text:p>
          </table:table-cell>
          <table:table-cell table:style-name="ce26" office:value-type="float" office:value="2.202196" calcext:value-type="float">
            <text:p>2,20E+00</text:p>
          </table:table-cell>
          <table:table-cell table:style-name="ce26" office:value-type="float" office:value="41.019246" calcext:value-type="float">
            <text:p>4,10E+01</text:p>
          </table:table-cell>
          <table:table-cell table:style-name="ce26" office:value-type="float" office:value="22.4069376471944" calcext:value-type="float">
            <text:p>2,24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6" office:value-type="float" office:value="2.212007" calcext:value-type="float">
            <text:p>2,21E+00</text:p>
          </table:table-cell>
          <table:table-cell table:style-name="ce26" office:value-type="float" office:value="9.15003366666667" calcext:value-type="float">
            <text:p>9,15E+00</text:p>
          </table:table-cell>
          <table:table-cell table:style-name="ce26" office:value-type="float" office:value="2.113406" calcext:value-type="float">
            <text:p>2,11E+00</text:p>
          </table:table-cell>
          <table:table-cell table:style-name="ce26" office:value-type="float" office:value="23.124688" calcext:value-type="float">
            <text:p>2,31E+01</text:p>
          </table:table-cell>
          <table:table-cell table:style-name="ce26" office:value-type="float" office:value="12.1025060769005" calcext:value-type="float">
            <text:p>1,21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1.904695" calcext:value-type="float">
            <text:p>1,90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6" office:value-type="float" office:value="1.554926" calcext:value-type="float">
            <text:p>1,55E+00</text:p>
          </table:table-cell>
          <table:table-cell table:style-name="ce26" office:value-type="float" office:value="1.671773" calcext:value-type="float">
            <text:p>1,67E+00</text:p>
          </table:table-cell>
          <table:table-cell table:style-name="ce26" office:value-type="float" office:value="1.545664" calcext:value-type="float">
            <text:p>1,55E+00</text:p>
          </table:table-cell>
          <table:table-cell table:style-name="ce26" office:value-type="float" office:value="1.914729" calcext:value-type="float">
            <text:p>1,91E+00</text:p>
          </table:table-cell>
          <table:table-cell table:style-name="ce26" office:value-type="float" office:value="0.210457025572918" calcext:value-type="float">
            <text:p>2,10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1.162906" calcext:value-type="float">
            <text:p>1,1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6" office:value-type="float" office:value="0.753511" calcext:value-type="float">
            <text:p>7,54E-01</text:p>
          </table:table-cell>
          <table:table-cell table:style-name="ce26" office:value-type="float" office:value="0.873457" calcext:value-type="float">
            <text:p>8,73E-01</text:p>
          </table:table-cell>
          <table:table-cell table:style-name="ce26" office:value-type="float" office:value="0.744176" calcext:value-type="float">
            <text:p>7,44E-01</text:p>
          </table:table-cell>
          <table:table-cell table:style-name="ce26" office:value-type="float" office:value="1.122684" calcext:value-type="float">
            <text:p>1,12E+00</text:p>
          </table:table-cell>
          <table:table-cell table:style-name="ce26" office:value-type="float" office:value="0.2158873750431" calcext:value-type="float">
            <text:p>2,16E-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26" office:value-type="float" office:value="0.000278" calcext:value-type="float">
            <text:p>2,78E-04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6" office:value-type="float" office:value="0.000006" calcext:value-type="float">
            <text:p>6,00E-06</text:p>
          </table:table-cell>
          <table:table-cell table:style-name="ce26" office:value-type="float" office:value="0.0000067" calcext:value-type="float">
            <text:p>6,70E-06</text:p>
          </table:table-cell>
          <table:table-cell table:style-name="ce26" office:value-type="float" office:value="0.000004" calcext:value-type="float">
            <text:p>4,00E-06</text:p>
          </table:table-cell>
          <table:table-cell table:style-name="ce26" office:value-type="float" office:value="0.000015" calcext:value-type="float">
            <text:p>1,50E-05</text:p>
          </table:table-cell>
          <table:table-cell table:style-name="ce26" office:value-type="float" office:value="0.00000312872000806862" calcext:value-type="float">
            <text:p>3,13E-06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0"/>
        <table:table-column table:style-name="co15" table:default-cell-style-name="ce20"/>
        <table:table-column table:style-name="co12" table:number-columns-repeated="8" table:default-cell-style-name="ce20"/>
        <table:table-column table:style-name="co16" table:default-cell-style-name="ce20"/>
        <table:table-column table:style-name="co9" table:default-cell-style-name="ce20"/>
        <table:table-column table:style-name="co10" table:default-cell-style-name="ce20"/>
        <table:table-column table:style-name="co9" table:default-cell-style-name="ce20"/>
        <table:table-column table:style-name="co10" table:default-cell-style-name="ce20"/>
        <table:table-column table:style-name="co14" table:default-cell-style-name="ce20"/>
        <table:table-column table:style-name="co10" table:default-cell-style-name="ce20"/>
        <table:table-column table:style-name="co9" table:default-cell-style-name="ce20"/>
        <table:table-column table:style-name="co10" table:default-cell-style-name="ce20"/>
        <table:table-column table:style-name="co9" table:default-cell-style-name="ce20"/>
        <table:table-column table:style-name="co7" table:default-cell-style-name="ce20"/>
        <table:table-column table:style-name="co17" table:default-cell-style-name="ce20"/>
        <table:table-column table:style-name="co7" table:default-cell-style-name="ce20"/>
        <table:table-column table:style-name="co5" table:default-cell-style-name="ce20"/>
        <table:table-column table:style-name="co6" table:number-columns-repeated="1000" table:default-cell-style-name="ce20"/>
        <table:table-row table:style-name="ro1">
          <table:table-cell table:style-name="ce12" office:value-type="string" calcext:value-type="string">
            <text:p>Parser Statistics</text:p>
          </table:table-cell>
          <table:table-cell table:style-name="ce12"/>
          <table:table-cell table:style-name="ce18" table:number-columns-repeated="22"/>
          <table:table-cell table:number-columns-repeated="1000"/>
        </table:table-row>
        <table:table-row table:style-name="ro1">
          <table:table-cell table:style-name="ce13"/>
          <table:table-cell table:style-name="ce17" office:value-type="string" calcext:value-type="string">
            <text:p>Value</text:p>
          </table:table-cell>
          <table:table-cell table:style-name="ce18" table:number-columns-repeated="22"/>
          <table:table-cell table:number-columns-repeated="1000"/>
        </table:table-row>
        <table:table-row table:style-name="ro1">
          <table:table-cell table:style-name="ce14" office:value-type="string" calcext:value-type="string">
            <text:p>Filtered out rows count</text:p>
          </table:table-cell>
          <table:table-cell table:style-name="ce18" office:value-type="float" office:value="13021172" calcext:value-type="float">
            <text:p>13021172</text:p>
          </table:table-cell>
          <table:table-cell table:style-name="ce18" table:number-columns-repeated="22"/>
          <table:table-cell table:number-columns-repeated="1000"/>
        </table:table-row>
        <table:table-row table:style-name="ro1">
          <table:table-cell table:style-name="ce14" office:value-type="string" calcext:value-type="string">
            <text:p>Lost rows percentage</text:p>
          </table:table-cell>
          <table:table-cell table:style-name="ce18" office:value-type="float" office:value="18.3095622221955" calcext:value-type="float">
            <text:p>18,3095622221955</text:p>
          </table:table-cell>
          <table:table-cell table:style-name="ce18" table:number-columns-repeated="22"/>
          <table:table-cell table:number-columns-repeated="1000"/>
        </table:table-row>
        <table:table-row table:style-name="ro1">
          <table:table-cell table:style-name="ce14" office:value-type="string" calcext:value-type="string">
            <text:p>Original rows count</text:p>
          </table:table-cell>
          <table:table-cell table:style-name="ce18" office:value-type="float" office:value="71116785" calcext:value-type="float">
            <text:p>71116785</text:p>
          </table:table-cell>
          <table:table-cell table:style-name="ce18" table:number-columns-repeated="22"/>
          <table:table-cell table:number-columns-repeated="1000"/>
        </table:table-row>
        <table:table-row table:style-name="ro1">
          <table:table-cell/>
          <table:table-cell table:style-name="ce18" table:number-columns-repeated="23"/>
          <table:table-cell table:number-columns-repeated="1000"/>
        </table:table-row>
        <table:table-row table:style-name="ro1">
          <table:table-cell table:style-name="ce21" office:value-type="string" calcext:value-type="string">
            <text:p>Statistical profile</text:p>
          </table:table-cell>
          <table:table-cell table:style-name="ce16" table:number-columns-repeated="4"/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22"/>
          <table:table-cell table:style-name="ce17" office:value-type="string" calcext:value-type="string">
            <text:p>DateTime</text:p>
          </table:table-cell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Component</text:p>
          </table:table-cell>
          <table:table-cell table:style-name="ce17" office:value-type="string" calcext:value-type="string">
            <text:p>Content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22" office:value-type="string" calcext:value-type="string">
            <text:p>TimestampResults</text:p>
          </table:table-cell>
          <table:table-cell table:style-name="ce17" table:number-columns-repeated="4"/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distinct</text:p>
          </table:table-cell>
          <table:table-cell table:style-name="ce18" office:value-type="float" office:value="28616874" calcext:value-type="float">
            <text:p>28616874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not null</text:p>
          </table:table-cell>
          <table:table-cell table:style-name="ce18" office:value-type="float" office:value="58095613" calcext:value-type="float">
            <text:p>5809561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null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Delta time in seconds entropy</text:p>
          </table:table-cell>
          <table:table-cell table:style-name="ce18" office:value-type="float" office:value="3.68330218578053" calcext:value-type="float">
            <text:p>3,68330218578053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Delta time in seconds statistics average</text:p>
          </table:table-cell>
          <table:table-cell table:style-name="ce18" office:value-type="float" office:value="1.05661067757368" calcext:value-type="float">
            <text:p>1,05661067757368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Delta time in seconds statistics max</text:p>
          </table:table-cell>
          <table:table-cell table:style-name="ce18" office:value-type="float" office:value="1050324076" calcext:value-type="float">
            <text:p>1050324076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Delta time in seconds statistics min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Delta time in seconds statistics standard deviation</text:p>
          </table:table-cell>
          <table:table-cell table:style-name="ce18" office:value-type="float" office:value="203.736479402537" calcext:value-type="float">
            <text:p>203,736479402537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Delta time in seconds statistics variance</text:p>
          </table:table-cell>
          <table:table-cell table:style-name="ce18" office:value-type="float" office:value="41508.5530393404" calcext:value-type="float">
            <text:p>41508,5530393404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Newest date</text:p>
          </table:table-cell>
          <table:table-cell table:style-name="ce8" office:value-type="date" office:date-value="2017-07-31T22:22:15.9" calcext:value-type="date">
            <text:p>2017-07-31 22:22:1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Oldest date</text:p>
          </table:table-cell>
          <table:table-cell table:style-name="ce8" office:value-type="date" office:date-value="2015-08-21T11:08:11.95" calcext:value-type="date">
            <text:p>2015-08-21 11:08:11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Timestamp entropy</text:p>
          </table:table-cell>
          <table:table-cell table:style-name="ce18" office:value-type="float" office:value="23.9440683685277" calcext:value-type="float">
            <text:p>23,9440683685277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22" office:value-type="string" calcext:value-type="string">
            <text:p>StringResults</text:p>
          </table:table-cell>
          <table:table-cell table:style-name="ce17" table:number-columns-repeated="4"/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haracters entrop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2.05704136407002" calcext:value-type="float">
            <text:p>2,05704136407002</text:p>
          </table:table-cell>
          <table:table-cell table:style-name="ce18" office:value-type="float" office:value="4.13773859350894" calcext:value-type="float">
            <text:p>4,13773859350894</text:p>
          </table:table-cell>
          <table:table-cell table:style-name="ce18" office:value-type="float" office:value="5.43767182430848" calcext:value-type="float">
            <text:p>5,43767182430848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blank spaces statistics average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.21637224139454" calcext:value-type="float">
            <text:p>8,21637224139454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blank spaces statistics max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05" calcext:value-type="float">
            <text:p>1005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blank spaces statistics min</text:p>
          </table:table-cell>
          <table:table-cell table:style-name="ce18" office:value-type="string" calcext:value-type="string">
            <text:p>-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blank spaces statistics standard deviation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7.86037677823105" calcext:value-type="float">
            <text:p>7,86037677823105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blank spaces statistics variance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61.7855230957539" calcext:value-type="float">
            <text:p>61,7855230957539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distinct characters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93" calcext:value-type="float">
            <text:p>9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distinct messages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42260220" calcext:value-type="float">
            <text:p>42260220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distinct words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6940699" calcext:value-type="float">
            <text:p>26940699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not null</text:p>
          </table:table-cell>
          <table:table-cell table:style-name="ce18" office:value-type="string" calcext:value-type="string">
            <text:p>-</text:p>
          </table:table-cell>
          <table:table-cell table:number-columns-repeated="3" table:style-name="ce18" office:value-type="float" office:value="58095613" calcext:value-type="float">
            <text:p>5809561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ount null</text:p>
          </table:table-cell>
          <table:table-cell table:style-name="ce18" office:value-type="string" calcext:value-type="string">
            <text:p>-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Message length statistics average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.0004136973303" calcext:value-type="float">
            <text:p>4,0004136973303</text:p>
          </table:table-cell>
          <table:table-cell table:style-name="ce18" office:value-type="float" office:value="48.0440988375491" calcext:value-type="float">
            <text:p>48,0440988375491</text:p>
          </table:table-cell>
          <table:table-cell table:style-name="ce18" office:value-type="float" office:value="197.851306035793" calcext:value-type="float">
            <text:p>197,85130603579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Message length statistics max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4053" calcext:value-type="float">
            <text:p>2405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Message length statistics min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Message length statistics standard deviation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0203353432430955" calcext:value-type="float">
            <text:p>0,020335343243096</text:p>
          </table:table-cell>
          <table:table-cell table:style-name="ce18" office:value-type="float" office:value="20.3143927862233" calcext:value-type="float">
            <text:p>20,3143927862233</text:p>
          </table:table-cell>
          <table:table-cell table:style-name="ce18" office:value-type="float" office:value="174.232397483263" calcext:value-type="float">
            <text:p>174,23239748326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Message length statistics variance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000413526184814509" calcext:value-type="float">
            <text:p>0,000413526184815</text:p>
          </table:table-cell>
          <table:table-cell table:style-name="ce18" office:value-type="float" office:value="412.674554272962" calcext:value-type="float">
            <text:p>412,674554272962</text:p>
          </table:table-cell>
          <table:table-cell table:style-name="ce18" office:value-type="float" office:value="30356.9283327657" calcext:value-type="float">
            <text:p>30356,9283327657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Messages entrop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0767631906952821" calcext:value-type="float">
            <text:p>0,076763190695282</text:p>
          </table:table-cell>
          <table:table-cell table:style-name="ce18" office:value-type="float" office:value="2.57510141201062" calcext:value-type="float">
            <text:p>2,57510141201062</text:p>
          </table:table-cell>
          <table:table-cell table:style-name="ce18" office:value-type="float" office:value="23.6375217937208" calcext:value-type="float">
            <text:p>23,6375217937208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Words entropy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0767631906952821" calcext:value-type="float">
            <text:p>0,076763190695282</text:p>
          </table:table-cell>
          <table:table-cell table:style-name="ce18" office:value-type="float" office:value="2.57510141201062" calcext:value-type="float">
            <text:p>2,57510141201062</text:p>
          </table:table-cell>
          <table:table-cell table:style-name="ce18" office:value-type="float" office:value="11.0376063172117" calcext:value-type="float">
            <text:p>11,0376063172117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Words length statistics average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.0004136973303" calcext:value-type="float">
            <text:p>4,0004136973303</text:p>
          </table:table-cell>
          <table:table-cell table:style-name="ce18" office:value-type="float" office:value="48.0440988375491" calcext:value-type="float">
            <text:p>48,0440988375491</text:p>
          </table:table-cell>
          <table:table-cell table:style-name="ce18" office:value-type="float" office:value="197.851306035793" calcext:value-type="float">
            <text:p>197,85130603579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Words length statistics max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4053" calcext:value-type="float">
            <text:p>2405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Words length statistics min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Words length statistics standard deviation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0203353432430955" calcext:value-type="float">
            <text:p>0,020335343243096</text:p>
          </table:table-cell>
          <table:table-cell table:style-name="ce18" office:value-type="float" office:value="20.3143927862233" calcext:value-type="float">
            <text:p>20,3143927862233</text:p>
          </table:table-cell>
          <table:table-cell table:style-name="ce18" office:value-type="float" office:value="174.232397483263" calcext:value-type="float">
            <text:p>174,232397483263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Words length statistics variance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float" office:value="0.000413526184814509" calcext:value-type="float">
            <text:p>0,000413526184815</text:p>
          </table:table-cell>
          <table:table-cell table:style-name="ce18" office:value-type="float" office:value="412.674554272962" calcext:value-type="float">
            <text:p>412,674554272962</text:p>
          </table:table-cell>
          <table:table-cell table:style-name="ce18" office:value-type="float" office:value="30356.9283327657" calcext:value-type="float">
            <text:p>30356,9283327657</text:p>
          </table:table-cell>
          <table:table-cell table:style-name="ce18" table:number-columns-repeated="19"/>
          <table:table-cell table:number-columns-repeated="1000"/>
        </table:table-row>
        <table:table-row table:style-name="ro1">
          <table:table-cell/>
          <table:table-cell table:style-name="ce18" table:number-columns-repeated="23"/>
          <table:table-cell table:number-columns-repeated="1000"/>
        </table:table-row>
        <table:table-row table:style-name="ro1">
          <table:table-cell table:style-name="ce12" office:value-type="string" calcext:value-type="string">
            <text:p>Execution call tracker</text:p>
          </table:table-cell>
          <table:table-cell table:style-name="ce16" table:number-columns-repeated="6"/>
          <table:table-cell table:style-name="ce30" table:number-columns-repeated="17"/>
          <table:table-cell table:style-name="ce31" table:number-columns-repeated="1000"/>
        </table:table-row>
        <table:table-row table:style-name="ro1">
          <table:table-cell table:style-name="ce13" office:value-type="string" calcext:value-type="string">
            <text:p>Function name</text:p>
          </table:table-cell>
          <table:table-cell table:style-name="ce24" office:value-type="string" calcext:value-type="string">
            <text:p>Execution time</text:p>
          </table:table-cell>
          <table:table-cell table:style-name="ce17" table:number-columns-repeated="4"/>
          <table:table-cell table:style-name="ce17" office:value-type="string" calcext:value-type="string">
            <text:p>Call count</text:p>
          </table:table-cell>
          <table:table-cell table:style-name="ce30" table:number-columns-repeated="17"/>
          <table:table-cell table:style-name="ce31" table:number-columns-repeated="1000"/>
        </table:table-row>
        <table:table-row table:style-name="ro1">
          <table:table-cell table:style-name="ce5"/>
          <table:table-cell table:style-name="ce25" office:value-type="string" calcext:value-type="string">
            <text:p>Median in seconds</text:p>
          </table:table-cell>
          <table:table-cell table:style-name="ce25" office:value-type="string" calcext:value-type="string">
            <text:p>Mean in seconds</text:p>
          </table:table-cell>
          <table:table-cell table:style-name="ce25" office:value-type="string" calcext:value-type="string">
            <text:p>Min in seconds</text:p>
          </table:table-cell>
          <table:table-cell table:style-name="ce25" office:value-type="string" calcext:value-type="string">
            <text:p>Max in seconds</text:p>
          </table:table-cell>
          <table:table-cell table:style-name="ce25" office:value-type="string" calcext:value-type="string">
            <text:p>Standard deviation in seconds </text:p>
          </table:table-cell>
          <table:table-cell table:style-name="ce25"/>
          <table:table-cell table:style-name="Default" table:number-columns-repeated="1017"/>
        </table:table-row>
        <table:table-row table:style-name="ro1">
          <table:table-cell table:style-name="ce14" office:value-type="string" calcext:value-type="string">
            <text:p>Getdescription. emit columnar statistics</text:p>
          </table:table-cell>
          <table:table-cell table:number-columns-repeated="4" table:style-name="ce11" office:value-type="float" office:value="4264.981523" calcext:value-type="float">
            <text:p>4,26E+03</text:p>
          </table:table-cell>
          <table:table-cell table:style-name="ce11" office:value-type="string" calcext:value-type="string">
            <text:p>-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26" office:value-type="float" office:value="645.763651" calcext:value-type="float">
            <text:p>6,46E+02</text:p>
          </table:table-cell>
          <table:table-cell table:style-name="ce26" office:value-type="float" office:value="1215.567016" calcext:value-type="float">
            <text:p>1,22E+03</text:p>
          </table:table-cell>
          <table:table-cell table:style-name="ce26" office:value-type="float" office:value="145.040252" calcext:value-type="float">
            <text:p>1,45E+02</text:p>
          </table:table-cell>
          <table:table-cell table:style-name="ce26" office:value-type="float" office:value="2855.897145" calcext:value-type="float">
            <text:p>2,86E+03</text:p>
          </table:table-cell>
          <table:table-cell table:style-name="ce26" office:value-type="float" office:value="1442.46080697376" calcext:value-type="float">
            <text:p>1,44E+03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26" office:value-type="float" office:value="603.00892" calcext:value-type="float">
            <text:p>6,03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Workflowbreakercheckpointer.checkpoint</text:p>
          </table:table-cell>
          <table:table-cell table:number-columns-repeated="4" table:style-name="ce26" office:value-type="float" office:value="600.530337" calcext:value-type="float">
            <text:p>6,01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26" office:value-type="float" office:value="446.173257" calcext:value-type="float">
            <text:p>4,46E+02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26" office:value-type="float" office:value="289.526632" calcext:value-type="float">
            <text:p>2,90E+02</text:p>
          </table:table-cell>
          <table:table-cell table:style-name="ce26" office:value-type="float" office:value="512.939073333333" calcext:value-type="float">
            <text:p>5,13E+02</text:p>
          </table:table-cell>
          <table:table-cell table:style-name="ce26" office:value-type="float" office:value="27.118163" calcext:value-type="float">
            <text:p>2,71E+01</text:p>
          </table:table-cell>
          <table:table-cell table:style-name="ce26" office:value-type="float" office:value="1222.172425" calcext:value-type="float">
            <text:p>1,22E+03</text:p>
          </table:table-cell>
          <table:table-cell table:style-name="ce26" office:value-type="float" office:value="628.071263064934" calcext:value-type="float">
            <text:p>6,28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26" office:value-type="float" office:value="257.865213" calcext:value-type="float">
            <text:p>2,58E+02</text:p>
          </table:table-cell>
          <table:table-cell table:style-name="ce26" office:value-type="float" office:value="446.96951" calcext:value-type="float">
            <text:p>4,47E+02</text:p>
          </table:table-cell>
          <table:table-cell table:style-name="ce26" office:value-type="float" office:value="21.699315" calcext:value-type="float">
            <text:p>2,17E+01</text:p>
          </table:table-cell>
          <table:table-cell table:style-name="ce26" office:value-type="float" office:value="1061.344002" calcext:value-type="float">
            <text:p>1,06E+03</text:p>
          </table:table-cell>
          <table:table-cell table:style-name="ce26" office:value-type="float" office:value="545.009720243346" calcext:value-type="float">
            <text:p>5,45E+0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26" office:value-type="float" office:value="51.068058" calcext:value-type="float">
            <text:p>5,11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26" office:value-type="float" office:value="28.957055" calcext:value-type="float">
            <text:p>2,90E+01</text:p>
          </table:table-cell>
          <table:table-cell table:style-name="ce26" office:value-type="float" office:value="40.7126543333333" calcext:value-type="float">
            <text:p>4,07E+01</text:p>
          </table:table-cell>
          <table:table-cell table:style-name="ce26" office:value-type="float" office:value="27.990573" calcext:value-type="float">
            <text:p>2,80E+01</text:p>
          </table:table-cell>
          <table:table-cell table:style-name="ce26" office:value-type="float" office:value="65.190335" calcext:value-type="float">
            <text:p>6,52E+01</text:p>
          </table:table-cell>
          <table:table-cell table:style-name="ce26" office:value-type="float" office:value="21.2038006022166" calcext:value-type="float">
            <text:p>2,12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26" office:value-type="float" office:value="24.597415" calcext:value-type="float">
            <text:p>2,46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26" office:value-type="float" office:value="22.436785" calcext:value-type="float">
            <text:p>2,24E+01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26" office:value-type="float" office:value="22.436749" calcext:value-type="float">
            <text:p>2,24E+01</text:p>
          </table:table-cell>
          <table:table-cell table:style-name="ce26" office:value-type="float" office:value="147.812049545455" calcext:value-type="float">
            <text:p>1,48E+02</text:p>
          </table:table-cell>
          <table:table-cell table:style-name="ce26" office:value-type="float" office:value="6.196615" calcext:value-type="float">
            <text:p>6,20E+00</text:p>
          </table:table-cell>
          <table:table-cell table:style-name="ce26" office:value-type="float" office:value="1061.343957" calcext:value-type="float">
            <text:p>1,06E+03</text:p>
          </table:table-cell>
          <table:table-cell table:style-name="ce26" office:value-type="float" office:value="312.042833019167" calcext:value-type="float">
            <text:p>3,12E+02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26" office:value-type="float" office:value="21.1285075" calcext:value-type="float">
            <text:p>2,11E+01</text:p>
          </table:table-cell>
          <table:table-cell table:style-name="ce26" office:value-type="float" office:value="68.3915044" calcext:value-type="float">
            <text:p>6,84E+01</text:p>
          </table:table-cell>
          <table:table-cell table:style-name="ce26" office:value-type="float" office:value="17.643866" calcext:value-type="float">
            <text:p>1,76E+01</text:p>
          </table:table-cell>
          <table:table-cell table:style-name="ce26" office:value-type="float" office:value="446.173243" calcext:value-type="float">
            <text:p>4,46E+02</text:p>
          </table:table-cell>
          <table:table-cell table:style-name="ce26" office:value-type="float" office:value="133.50261824759" calcext:value-type="float">
            <text:p>1,34E+02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26" office:value-type="float" office:value="19.047044" calcext:value-type="float">
            <text:p>1,90E+01</text:p>
          </table:table-cell>
          <table:table-cell table:style-name="ce26" office:value-type="float" office:value="19.6028296666667" calcext:value-type="float">
            <text:p>1,96E+01</text:p>
          </table:table-cell>
          <table:table-cell table:style-name="ce26" office:value-type="float" office:value="18.868821" calcext:value-type="float">
            <text:p>1,89E+01</text:p>
          </table:table-cell>
          <table:table-cell table:style-name="ce26" office:value-type="float" office:value="20.892624" calcext:value-type="float">
            <text:p>2,09E+01</text:p>
          </table:table-cell>
          <table:table-cell table:style-name="ce26" office:value-type="float" office:value="1.12054358512123" calcext:value-type="float">
            <text:p>1,12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26" office:value-type="float" office:value="17.844757" calcext:value-type="float">
            <text:p>1,78E+01</text:p>
          </table:table-cell>
          <table:table-cell table:style-name="ce26" office:value-type="float" office:value="18.962847" calcext:value-type="float">
            <text:p>1,90E+01</text:p>
          </table:table-cell>
          <table:table-cell table:style-name="ce26" office:value-type="float" office:value="17.654126" calcext:value-type="float">
            <text:p>1,77E+01</text:p>
          </table:table-cell>
          <table:table-cell table:style-name="ce26" office:value-type="float" office:value="21.389658" calcext:value-type="float">
            <text:p>2,14E+01</text:p>
          </table:table-cell>
          <table:table-cell table:style-name="ce26" office:value-type="float" office:value="2.10384024270642" calcext:value-type="float">
            <text:p>2,10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26" office:value-type="float" office:value="10.761961" calcext:value-type="float">
            <text:p>1,08E+01</text:p>
          </table:table-cell>
          <table:table-cell table:style-name="ce26" office:value-type="float" office:value="53.5690626666667" calcext:value-type="float">
            <text:p>5,36E+01</text:p>
          </table:table-cell>
          <table:table-cell table:style-name="ce26" office:value-type="float" office:value="10.60148" calcext:value-type="float">
            <text:p>1,06E+01</text:p>
          </table:table-cell>
          <table:table-cell table:style-name="ce26" office:value-type="float" office:value="139.343747" calcext:value-type="float">
            <text:p>1,39E+02</text:p>
          </table:table-cell>
          <table:table-cell table:style-name="ce26" office:value-type="float" office:value="74.2830989721085" calcext:value-type="float">
            <text:p>7,43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26" office:value-type="float" office:value="9.509708" calcext:value-type="float">
            <text:p>9,51E+00</text:p>
          </table:table-cell>
          <table:table-cell table:style-name="ce26" office:value-type="float" office:value="16.5047795" calcext:value-type="float">
            <text:p>1,65E+01</text:p>
          </table:table-cell>
          <table:table-cell table:style-name="ce26" office:value-type="float" office:value="7.435078" calcext:value-type="float">
            <text:p>7,44E+00</text:p>
          </table:table-cell>
          <table:table-cell table:style-name="ce26" office:value-type="float" office:value="53.300282" calcext:value-type="float">
            <text:p>5,33E+01</text:p>
          </table:table-cell>
          <table:table-cell table:style-name="ce26" office:value-type="float" office:value="14.565296072401" calcext:value-type="float">
            <text:p>1,46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26" office:value-type="float" office:value="6.506648" calcext:value-type="float">
            <text:p>6,51E+00</text:p>
          </table:table-cell>
          <table:table-cell table:style-name="ce26" office:value-type="float" office:value="35.382032" calcext:value-type="float">
            <text:p>3,54E+01</text:p>
          </table:table-cell>
          <table:table-cell table:style-name="ce26" office:value-type="float" office:value="6.207804" calcext:value-type="float">
            <text:p>6,21E+00</text:p>
          </table:table-cell>
          <table:table-cell table:style-name="ce26" office:value-type="float" office:value="93.431644" calcext:value-type="float">
            <text:p>9,34E+01</text:p>
          </table:table-cell>
          <table:table-cell table:style-name="ce26" office:value-type="float" office:value="50.2726607307291" calcext:value-type="float">
            <text:p>5,03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26" office:value-type="float" office:value="6.314212" calcext:value-type="float">
            <text:p>6,31E+00</text:p>
          </table:table-cell>
          <table:table-cell table:style-name="ce26" office:value-type="float" office:value="35.124501" calcext:value-type="float">
            <text:p>3,51E+01</text:p>
          </table:table-cell>
          <table:table-cell table:style-name="ce26" office:value-type="float" office:value="6.196651" calcext:value-type="float">
            <text:p>6,20E+00</text:p>
          </table:table-cell>
          <table:table-cell table:style-name="ce26" office:value-type="float" office:value="92.86264" calcext:value-type="float">
            <text:p>9,29E+01</text:p>
          </table:table-cell>
          <table:table-cell table:style-name="ce26" office:value-type="float" office:value="50.0027296908346" calcext:value-type="float">
            <text:p>5,00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26" office:value-type="float" office:value="6.3036325" calcext:value-type="float">
            <text:p>6,30E+00</text:p>
          </table:table-cell>
          <table:table-cell table:style-name="ce26" office:value-type="float" office:value="11.015249" calcext:value-type="float">
            <text:p>1,10E+01</text:p>
          </table:table-cell>
          <table:table-cell table:style-name="ce26" office:value-type="float" office:value="6.072228" calcext:value-type="float">
            <text:p>6,07E+00</text:p>
          </table:table-cell>
          <table:table-cell table:style-name="ce26" office:value-type="float" office:value="53.814563" calcext:value-type="float">
            <text:p>5,38E+01</text:p>
          </table:table-cell>
          <table:table-cell table:style-name="ce26" office:value-type="float" office:value="15.0384680705493" calcext:value-type="float">
            <text:p>1,50E+01</text:p>
          </table:table-cell>
          <table:table-cell table:style-name="ce28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26" office:value-type="float" office:value="5.308989" calcext:value-type="float">
            <text:p>5,31E+00</text:p>
          </table:table-cell>
          <table:table-cell table:style-name="ce26" office:value-type="float" office:value="38.5712006666667" calcext:value-type="float">
            <text:p>3,86E+01</text:p>
          </table:table-cell>
          <table:table-cell table:style-name="ce26" office:value-type="float" office:value="5.186239" calcext:value-type="float">
            <text:p>5,19E+00</text:p>
          </table:table-cell>
          <table:table-cell table:style-name="ce26" office:value-type="float" office:value="105.218374" calcext:value-type="float">
            <text:p>1,05E+02</text:p>
          </table:table-cell>
          <table:table-cell table:style-name="ce26" office:value-type="float" office:value="57.7181778288535" calcext:value-type="float">
            <text:p>5,77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26" office:value-type="float" office:value="4.95793" calcext:value-type="float">
            <text:p>4,96E+00</text:p>
          </table:table-cell>
          <table:table-cell table:style-name="ce26" office:value-type="float" office:value="10.6931012727273" calcext:value-type="float">
            <text:p>1,07E+01</text:p>
          </table:table-cell>
          <table:table-cell table:style-name="ce26" office:value-type="float" office:value="3.479147" calcext:value-type="float">
            <text:p>3,48E+00</text:p>
          </table:table-cell>
          <table:table-cell table:style-name="ce26" office:value-type="float" office:value="40.873273" calcext:value-type="float">
            <text:p>4,09E+01</text:p>
          </table:table-cell>
          <table:table-cell table:style-name="ce26" office:value-type="float" office:value="13.5745060248083" calcext:value-type="float">
            <text:p>1,36E+01</text:p>
          </table:table-cell>
          <table:table-cell table:style-name="ce28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26" office:value-type="float" office:value="2.65372" calcext:value-type="float">
            <text:p>2,65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26" office:value-type="float" office:value="2.099455" calcext:value-type="float">
            <text:p>2,10E+00</text:p>
          </table:table-cell>
          <table:table-cell table:style-name="ce26" office:value-type="float" office:value="10.2653476666667" calcext:value-type="float">
            <text:p>1,03E+01</text:p>
          </table:table-cell>
          <table:table-cell table:style-name="ce26" office:value-type="float" office:value="2.028473" calcext:value-type="float">
            <text:p>2,03E+00</text:p>
          </table:table-cell>
          <table:table-cell table:style-name="ce26" office:value-type="float" office:value="26.668115" calcext:value-type="float">
            <text:p>2,67E+01</text:p>
          </table:table-cell>
          <table:table-cell table:style-name="ce26" office:value-type="float" office:value="14.2052575391888" calcext:value-type="float">
            <text:p>1,42E+01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26" office:value-type="float" office:value="1.864354" calcext:value-type="float">
            <text:p>1,86E+00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26" office:value-type="float" office:value="1.157871" calcext:value-type="float">
            <text:p>1,16E+00</text:p>
          </table:table-cell>
          <table:table-cell table:style-name="ce26" office:value-type="float" office:value="2.84677566666667" calcext:value-type="float">
            <text:p>2,85E+00</text:p>
          </table:table-cell>
          <table:table-cell table:style-name="ce26" office:value-type="float" office:value="1.130679" calcext:value-type="float">
            <text:p>1,13E+00</text:p>
          </table:table-cell>
          <table:table-cell table:style-name="ce26" office:value-type="float" office:value="6.251777" calcext:value-type="float">
            <text:p>6,25E+00</text:p>
          </table:table-cell>
          <table:table-cell table:style-name="ce26" office:value-type="float" office:value="2.94884899769678" calcext:value-type="float">
            <text:p>2,95E+00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26" office:value-type="float" office:value="0.000335" calcext:value-type="float">
            <text:p>3,35E-04</text:p>
          </table:table-cell>
          <table:table-cell table:style-name="ce26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26" office:value-type="float" office:value="0.0000045" calcext:value-type="float">
            <text:p>4,50E-06</text:p>
          </table:table-cell>
          <table:table-cell table:style-name="ce26" office:value-type="float" office:value="0.0000043" calcext:value-type="float">
            <text:p>4,30E-06</text:p>
          </table:table-cell>
          <table:table-cell table:style-name="ce26" office:value-type="float" office:value="0.000003" calcext:value-type="float">
            <text:p>3,00E-06</text:p>
          </table:table-cell>
          <table:table-cell table:style-name="ce26" office:value-type="float" office:value="0.000005" calcext:value-type="float">
            <text:p>5,00E-06</text:p>
          </table:table-cell>
          <table:table-cell table:style-name="ce26" office:value-type="float" office:value="0.00000082327260234857" calcext:value-type="float">
            <text:p>8,23E-07</text:p>
          </table:table-cell>
          <table:table-cell table:style-name="ce28" office:value-type="float" office:value="10" calcext:value-type="float">
            <text:p>1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7">
          <table:table-cell/>
          <table:table-cell table:style-name="ce15" table:number-columns-repeated="23"/>
          <table:table-cell table:number-columns-repeated="100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stra de 10e3 files'.A49:'Mostra de 10e3 files'.G7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Mostra de 10e4 files'.A49:'Mostra de 10e4 files'.G7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49:'Mostra de 10e5 files'.G7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49:'Mostra de 10e6 files'.G7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49:'Mostra de 10e7 files'.G7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49:'Conjunt de dades complet'.G7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8:38:49.776246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8:44:10.661249851</dc:date>
    <meta:editing-duration>PT54M37S</meta:editing-duration>
    <meta:editing-cycles>31</meta:editing-cycles>
    <meta:document-statistic meta:table-count="6" meta:cell-count="2370" meta:object-count="0"/>
  </office:meta>
</office:document-meta>
</file>